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2">
            <text:p>13,7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3.8" table:style-name="ce2">
            <text:p>13,8</text:p>
          </table:table-cell>
          <table:table-cell office:value-type="float" office:value="10.8" table:style-name="ce2">
            <text:p>10,8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7" table:style-name="ce2">
            <text:p>17,0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2" table:style-name="ce2">
            <text:p>22,0</text:p>
          </table:table-cell>
          <table:table-cell office:value-type="float" office:value="23" table:style-name="ce2">
            <text:p>23,0</text:p>
          </table:table-cell>
          <table:table-cell office:value-type="float" office:value="25.7" table:style-name="ce2">
            <text:p>25,7</text:p>
          </table:table-cell>
          <table:table-cell office:value-type="float" office:value="24.4" table:style-name="ce2">
            <text:p>24,4</text:p>
          </table:table-cell>
          <table:table-cell office:value-type="float" office:value="25.4" table:style-name="ce2">
            <text:p>25,4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19.8" table:style-name="ce2">
            <text:p>19,8</text:p>
          </table:table-cell>
          <table:table-cell office:value-type="float" office:value="18.5" table:style-name="ce2">
            <text:p>18,5</text:p>
          </table:table-cell>
          <table:table-cell office:value-type="float" office:value="15.9" table:style-name="ce2">
            <text:p>15,9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1" table:style-name="ce2">
            <text:p>12,1</text:p>
          </table:table-cell>
          <table:table-cell office:value-type="float" office:value="12.8" table:style-name="ce2">
            <text:p>12,8</text:p>
          </table:table-cell>
          <table:table-cell office:value-type="float" office:value="12.9" table:style-name="ce2">
            <text:p>12,9</text:p>
          </table:table-cell>
          <table:table-cell office:value-type="float" office:value="10.7" table:style-name="ce2">
            <text:p>10,7</text:p>
          </table:table-cell>
          <table:table-cell office:value-type="float" office:value="13.5" table:style-name="ce2">
            <text:p>13,5</text:p>
          </table:table-cell>
          <table:table-cell office:value-type="float" office:value="10.3" table:style-name="ce2">
            <text:p>10,3</text:p>
          </table:table-cell>
          <table:table-cell office:value-type="float" office:value="13.4" table:style-name="ce2">
            <text:p>13,4</text:p>
          </table:table-cell>
          <table:table-cell office:value-type="float" office:value="15.6" table:style-name="ce2">
            <text:p>15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9" table:style-name="ce2">
            <text:p>21,9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4.8" table:style-name="ce2">
            <text:p>24,8</text:p>
          </table:table-cell>
          <table:table-cell office:value-type="float" office:value="23.3" table:style-name="ce2">
            <text:p>23,3</text:p>
          </table:table-cell>
          <table:table-cell office:value-type="float" office:value="26" table:style-name="ce2">
            <text:p>26,0</text:p>
          </table:table-cell>
          <table:table-cell office:value-type="float" office:value="25.4" table:style-name="ce2">
            <text:p>25,4</text:p>
          </table:table-cell>
          <table:table-cell office:value-type="float" office:value="23.6" table:style-name="ce2">
            <text:p>23,6</text:p>
          </table:table-cell>
          <table:table-cell office:value-type="float" office:value="22.6" table:style-name="ce2">
            <text:p>22,6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.8" table:style-name="ce2">
            <text:p>16,8</text:p>
          </table:table-cell>
          <table:table-cell office:value-type="float" office:value="13.3" table:style-name="ce2">
            <text:p>13,3</text:p>
          </table:table-cell>
          <table:table-cell office:value-type="float" office:value="15.3" table:style-name="ce2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2">
            <text:p>12,1</text:p>
          </table:table-cell>
          <table:table-cell office:value-type="float" office:value="13.2" table:style-name="ce2">
            <text:p>13,2</text:p>
          </table:table-cell>
          <table:table-cell office:value-type="float" office:value="14.3" table:style-name="ce2">
            <text:p>14,3</text:p>
          </table:table-cell>
          <table:table-cell office:value-type="float" office:value="12.9" table:style-name="ce2">
            <text:p>12,9</text:p>
          </table:table-cell>
          <table:table-cell office:value-type="float" office:value="13.5" table:style-name="ce2">
            <text:p>13,5</text:p>
          </table:table-cell>
          <table:table-cell office:value-type="float" office:value="12.1" table:style-name="ce2">
            <text:p>12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" table:style-name="ce2">
            <text:p>15,0</text:p>
          </table:table-cell>
          <table:table-cell office:value-type="float" office:value="18.2" table:style-name="ce2">
            <text:p>18,2</text:p>
          </table:table-cell>
          <table:table-cell office:value-type="float" office:value="19.3" table:style-name="ce2">
            <text:p>19,3</text:p>
          </table:table-cell>
          <table:table-cell office:value-type="float" office:value="21.8" table:style-name="ce2">
            <text:p>21,8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4.2" table:style-name="ce2">
            <text:p>24,2</text:p>
          </table:table-cell>
          <table:table-cell office:value-type="float" office:value="25.9" table:style-name="ce2">
            <text:p>25,9</text:p>
          </table:table-cell>
          <table:table-cell office:value-type="float" office:value="23.5" table:style-name="ce2">
            <text:p>23,5</text:p>
          </table:table-cell>
          <table:table-cell office:value-type="float" office:value="25.1" table:style-name="ce2">
            <text:p>25,1</text:p>
          </table:table-cell>
          <table:table-cell office:value-type="float" office:value="21.2" table:style-name="ce2">
            <text:p>21,2</text:p>
          </table:table-cell>
          <table:table-cell office:value-type="float" office:value="17.2" table:style-name="ce2">
            <text:p>17,2</text:p>
          </table:table-cell>
          <table:table-cell office:value-type="float" office:value="15.4" table:style-name="ce2">
            <text:p>15,4</text:p>
          </table:table-cell>
          <table:table-cell office:value-type="float" office:value="14.4" table:style-name="ce2">
            <text:p>14,4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2">
            <text:p>12,6</text:p>
          </table:table-cell>
          <table:table-cell office:value-type="float" office:value="12.3" table:style-name="ce2">
            <text:p>12,3</text:p>
          </table:table-cell>
          <table:table-cell office:value-type="float" office:value="14.5" table:style-name="ce2">
            <text:p>14,5</text:p>
          </table:table-cell>
          <table:table-cell office:value-type="float" office:value="13.9" table:style-name="ce2">
            <text:p>13,9</text:p>
          </table:table-cell>
          <table:table-cell office:value-type="float" office:value="11.6" table:style-name="ce2">
            <text:p>11,6</text:p>
          </table:table-cell>
          <table:table-cell office:value-type="float" office:value="13.6" table:style-name="ce2">
            <text:p>13,6</text:p>
          </table:table-cell>
          <table:table-cell office:value-type="float" office:value="10.7" table:style-name="ce2">
            <text:p>10,7</text:p>
          </table:table-cell>
          <table:table-cell office:value-type="float" office:value="13.7" table:style-name="ce2">
            <text:p>13,7</text:p>
          </table:table-cell>
          <table:table-cell office:value-type="float" office:value="17.7" table:style-name="ce2">
            <text:p>17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8" table:style-name="ce2">
            <text:p>20,8</text:p>
          </table:table-cell>
          <table:table-cell office:value-type="float" office:value="21.6" table:style-name="ce2">
            <text:p>21,6</text:p>
          </table:table-cell>
          <table:table-cell office:value-type="float" office:value="23.8" table:style-name="ce2">
            <text:p>23,8</text:p>
          </table:table-cell>
          <table:table-cell office:value-type="float" office:value="21.6" table:style-name="ce2">
            <text:p>21,6</text:p>
          </table:table-cell>
          <table:table-cell office:value-type="float" office:value="21.5" table:style-name="ce2">
            <text:p>21,5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24.7" table:style-name="ce2">
            <text:p>24,7</text:p>
          </table:table-cell>
          <table:table-cell office:value-type="float" office:value="24" table:style-name="ce2">
            <text:p>24,0</text:p>
          </table:table-cell>
          <table:table-cell office:value-type="float" office:value="21.5" table:style-name="ce2">
            <text:p>21,5</text:p>
          </table:table-cell>
          <table:table-cell office:value-type="float" office:value="20" table:style-name="ce2">
            <text:p>20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5.9" table:style-name="ce2">
            <text:p>15,9</text:p>
          </table:table-cell>
          <table:table-cell office:value-type="float" office:value="15.6" table:style-name="ce2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2">
            <text:p>14,8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4.4" table:style-name="ce2">
            <text:p>14,4</text:p>
          </table:table-cell>
          <table:table-cell office:value-type="float" office:value="12.9" table:style-name="ce2">
            <text:p>12,9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2" table:style-name="ce2">
            <text:p>20,2</text:p>
          </table:table-cell>
          <table:table-cell office:value-type="float" office:value="20.7" table:style-name="ce2">
            <text:p>20,7</text:p>
          </table:table-cell>
          <table:table-cell office:value-type="float" office:value="23.1" table:style-name="ce2">
            <text:p>23,1</text:p>
          </table:table-cell>
          <table:table-cell office:value-type="float" office:value="21.1" table:style-name="ce2">
            <text:p>21,1</text:p>
          </table:table-cell>
          <table:table-cell office:value-type="float" office:value="22.9" table:style-name="ce2">
            <text:p>22,9</text:p>
          </table:table-cell>
          <table:table-cell office:value-type="float" office:value="22.1" table:style-name="ce2">
            <text:p>22,1</text:p>
          </table:table-cell>
          <table:table-cell office:value-type="float" office:value="24.5" table:style-name="ce2">
            <text:p>24,5</text:p>
          </table:table-cell>
          <table:table-cell office:value-type="float" office:value="23.1" table:style-name="ce2">
            <text:p>23,1</text:p>
          </table:table-cell>
          <table:table-cell office:value-type="float" office:value="22.5" table:style-name="ce2">
            <text:p>22,5</text:p>
          </table:table-cell>
          <table:table-cell office:value-type="float" office:value="22" table:style-name="ce2">
            <text:p>22,0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5.6" table:style-name="ce2">
            <text:p>15,6</text:p>
          </table:table-cell>
          <table:table-cell office:value-type="float" office:value="14" table:style-name="ce2">
            <text:p>14,0</text:p>
          </table:table-cell>
          <table:table-cell office:value-type="float" office:value="14.7" table:style-name="ce2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2">
            <text:p>15,1</text:p>
          </table:table-cell>
          <table:table-cell office:value-type="float" office:value="14.4" table:style-name="ce2">
            <text:p>14,4</text:p>
          </table:table-cell>
          <table:table-cell office:value-type="float" office:value="15.3" table:style-name="ce2">
            <text:p>15,3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0.4" table:style-name="ce2">
            <text:p>10,4</text:p>
          </table:table-cell>
          <table:table-cell office:value-type="float" office:value="11.3" table:style-name="ce2">
            <text:p>11,3</text:p>
          </table:table-cell>
          <table:table-cell office:value-type="float" office:value="13.4" table:style-name="ce2">
            <text:p>13,4</text:p>
          </table:table-cell>
          <table:table-cell office:value-type="float" office:value="17.5" table:style-name="ce2">
            <text:p>17,5</text:p>
          </table:table-cell>
          <table:table-cell office:value-type="float" office:value="19.2" table:style-name="ce2">
            <text:p>19,2</text:p>
          </table:table-cell>
          <table:table-cell office:value-type="float" office:value="20.2" table:style-name="ce2">
            <text:p>20,2</text:p>
          </table:table-cell>
          <table:table-cell office:value-type="float" office:value="21.4" table:style-name="ce2">
            <text:p>21,4</text:p>
          </table:table-cell>
          <table:table-cell office:value-type="float" office:value="20" table:style-name="ce2">
            <text:p>20,0</text:p>
          </table:table-cell>
          <table:table-cell office:value-type="float" office:value="23.8" table:style-name="ce2">
            <text:p>23,8</text:p>
          </table:table-cell>
          <table:table-cell office:value-type="float" office:value="21" table:style-name="ce2">
            <text:p>21,0</text:p>
          </table:table-cell>
          <table:table-cell office:value-type="float" office:value="24.6" table:style-name="ce2">
            <text:p>24,6</text:p>
          </table:table-cell>
          <table:table-cell office:value-type="float" office:value="23.7" table:style-name="ce2">
            <text:p>23,7</text:p>
          </table:table-cell>
          <table:table-cell office:value-type="float" office:value="23.1" table:style-name="ce2">
            <text:p>23,1</text:p>
          </table:table-cell>
          <table:table-cell office:value-type="float" office:value="25.2" table:style-name="ce2">
            <text:p>25,2</text:p>
          </table:table-cell>
          <table:table-cell office:value-type="float" office:value="20.2" table:style-name="ce2">
            <text:p>20,2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6.5" table:style-name="ce2">
            <text:p>16,5</text:p>
          </table:table-cell>
          <table:table-cell office:value-type="float" office:value="17" table:style-name="ce2">
            <text:p>17,0</text:p>
          </table:table-cell>
          <table:table-cell office:value-type="float" office:value="13.9" table:style-name="ce2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2">
            <text:p>13,7</text:p>
          </table:table-cell>
          <table:table-cell office:value-type="float" office:value="13.7" table:style-name="ce2">
            <text:p>13,7</text:p>
          </table:table-cell>
          <table:table-cell office:value-type="float" office:value="12.5" table:style-name="ce2">
            <text:p>12,5</text:p>
          </table:table-cell>
          <table:table-cell office:value-type="float" office:value="13" table:style-name="ce2">
            <text:p>13,0</text:p>
          </table:table-cell>
          <table:table-cell office:value-type="float" office:value="10.6" table:style-name="ce2">
            <text:p>10,6</text:p>
          </table:table-cell>
          <table:table-cell office:value-type="float" office:value="11.4" table:style-name="ce2">
            <text:p>11,4</text:p>
          </table:table-cell>
          <table:table-cell office:value-type="float" office:value="9.5" table:style-name="ce2">
            <text:p>9,5</text:p>
          </table:table-cell>
          <table:table-cell office:value-type="float" office:value="13" table:style-name="ce2">
            <text:p>13,0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7" table:style-name="ce2">
            <text:p>21,7</text:p>
          </table:table-cell>
          <table:table-cell office:value-type="float" office:value="21.6" table:style-name="ce2">
            <text:p>21,6</text:p>
          </table:table-cell>
          <table:table-cell office:value-type="float" office:value="23.3" table:style-name="ce2">
            <text:p>23,3</text:p>
          </table:table-cell>
          <table:table-cell office:value-type="float" office:value="22.1" table:style-name="ce2">
            <text:p>22,1</text:p>
          </table:table-cell>
          <table:table-cell office:value-type="float" office:value="22" table:style-name="ce2">
            <text:p>22,0</text:p>
          </table:table-cell>
          <table:table-cell office:value-type="float" office:value="23.4" table:style-name="ce2">
            <text:p>23,4</text:p>
          </table:table-cell>
          <table:table-cell office:value-type="float" office:value="24.8" table:style-name="ce2">
            <text:p>24,8</text:p>
          </table:table-cell>
          <table:table-cell office:value-type="float" office:value="25.1" table:style-name="ce2">
            <text:p>25,1</text:p>
          </table:table-cell>
          <table:table-cell office:value-type="float" office:value="24.6" table:style-name="ce2">
            <text:p>24,6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8.2" table:style-name="ce2">
            <text:p>18,2</text:p>
          </table:table-cell>
          <table:table-cell office:value-type="float" office:value="15.1" table:style-name="ce2">
            <text:p>15,1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2">
            <text:p>12,7</text:p>
          </table:table-cell>
          <table:table-cell office:value-type="float" office:value="13.3" table:style-name="ce2">
            <text:p>13,3</text:p>
          </table:table-cell>
          <table:table-cell office:value-type="float" office:value="15.4" table:style-name="ce2">
            <text:p>15,4</text:p>
          </table:table-cell>
          <table:table-cell office:value-type="float" office:value="13.6" table:style-name="ce2">
            <text:p>13,6</text:p>
          </table:table-cell>
          <table:table-cell office:value-type="float" office:value="11.6" table:style-name="ce2">
            <text:p>11,6</text:p>
          </table:table-cell>
          <table:table-cell office:value-type="float" office:value="11" table:style-name="ce2">
            <text:p>11,0</text:p>
          </table:table-cell>
          <table:table-cell office:value-type="float" office:value="8.5" table:style-name="ce2">
            <text:p>8,5</text:p>
          </table:table-cell>
          <table:table-cell office:value-type="float" office:value="16.2" table:style-name="ce2">
            <text:p>16,2</text:p>
          </table:table-cell>
          <table:table-cell office:value-type="float" office:value="18.5" table:style-name="ce2">
            <text:p>18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9.7" table:style-name="ce2">
            <text:p>19,7</text:p>
          </table:table-cell>
          <table:table-cell office:value-type="float" office:value="19" table:style-name="ce2">
            <text:p>19,0</text:p>
          </table:table-cell>
          <table:table-cell office:value-type="float" office:value="22.2" table:style-name="ce2">
            <text:p>22,2</text:p>
          </table:table-cell>
          <table:table-cell office:value-type="float" office:value="20.5" table:style-name="ce2">
            <text:p>20,5</text:p>
          </table:table-cell>
          <table:table-cell office:value-type="float" office:value="24.7" table:style-name="ce2">
            <text:p>24,7</text:p>
          </table:table-cell>
          <table:table-cell office:value-type="float" office:value="22.1" table:style-name="ce2">
            <text:p>22,1</text:p>
          </table:table-cell>
          <table:table-cell office:value-type="float" office:value="24.2" table:style-name="ce2">
            <text:p>24,2</text:p>
          </table:table-cell>
          <table:table-cell office:value-type="float" office:value="25.6" table:style-name="ce2">
            <text:p>25,6</text:p>
          </table:table-cell>
          <table:table-cell office:value-type="float" office:value="25.7" table:style-name="ce2">
            <text:p>25,7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7.5" table:style-name="ce2">
            <text:p>17,5</text:p>
          </table:table-cell>
          <table:table-cell office:value-type="float" office:value="13.4" table:style-name="ce2">
            <text:p>13,4</text:p>
          </table:table-cell>
          <table:table-cell office:value-type="float" office:value="17" table:style-name="ce2">
            <text:p>17,0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2">
            <text:p>15,4</text:p>
          </table:table-cell>
          <table:table-cell office:value-type="float" office:value="16" table:style-name="ce2">
            <text:p>16,0</text:p>
          </table:table-cell>
          <table:table-cell office:value-type="float" office:value="13.5" table:style-name="ce2">
            <text:p>13,5</text:p>
          </table:table-cell>
          <table:table-cell office:value-type="float" office:value="15.5" table:style-name="ce2">
            <text:p>15,5</text:p>
          </table:table-cell>
          <table:table-cell office:value-type="float" office:value="14" table:style-name="ce2">
            <text:p>14,0</text:p>
          </table:table-cell>
          <table:table-cell office:value-type="float" office:value="11.7" table:style-name="ce2">
            <text:p>11,7</text:p>
          </table:table-cell>
          <table:table-cell office:value-type="float" office:value="8.4" table:style-name="ce2">
            <text:p>8,4</text:p>
          </table:table-cell>
          <table:table-cell office:value-type="float" office:value="14.1" table:style-name="ce2">
            <text:p>14,1</text:p>
          </table:table-cell>
          <table:table-cell office:value-type="float" office:value="16.3" table:style-name="ce2">
            <text:p>16,3</text:p>
          </table:table-cell>
          <table:table-cell office:value-type="float" office:value="20.9" table:style-name="ce2">
            <text:p>20,9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3.4" table:style-name="ce2">
            <text:p>23,4</text:p>
          </table:table-cell>
          <table:table-cell office:value-type="float" office:value="21.6" table:style-name="ce2">
            <text:p>21,6</text:p>
          </table:table-cell>
          <table:table-cell office:value-type="float" office:value="23.5" table:style-name="ce2">
            <text:p>23,5</text:p>
          </table:table-cell>
          <table:table-cell office:value-type="float" office:value="24.7" table:style-name="ce2">
            <text:p>24,7</text:p>
          </table:table-cell>
          <table:table-cell office:value-type="float" office:value="22.7" table:style-name="ce2">
            <text:p>22,7</text:p>
          </table:table-cell>
          <table:table-cell office:value-type="float" office:value="25.6" table:style-name="ce2">
            <text:p>25,6</text:p>
          </table:table-cell>
          <table:table-cell office:value-type="float" office:value="25.3" table:style-name="ce2">
            <text:p>25,3</text:p>
          </table:table-cell>
          <table:table-cell office:value-type="float" office:value="21" table:style-name="ce2">
            <text:p>21,0</text:p>
          </table:table-cell>
          <table:table-cell office:value-type="float" office:value="18.3" table:style-name="ce2">
            <text:p>18,3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6" table:style-name="ce2">
            <text:p>16,0</text:p>
          </table:table-cell>
          <table:table-cell office:value-type="float" office:value="14.2" table:style-name="ce2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2">
            <text:p>15,0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3.3" table:style-name="ce2">
            <text:p>13,3</text:p>
          </table:table-cell>
          <table:table-cell office:value-type="float" office:value="11.7" table:style-name="ce2">
            <text:p>11,7</text:p>
          </table:table-cell>
          <table:table-cell office:value-type="float" office:value="14.4" table:style-name="ce2">
            <text:p>14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" table:style-name="ce2">
            <text:p>17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21.3" table:style-name="ce2">
            <text:p>21,3</text:p>
          </table:table-cell>
          <table:table-cell office:value-type="float" office:value="25.1" table:style-name="ce2">
            <text:p>25,1</text:p>
          </table:table-cell>
          <table:table-cell office:value-type="float" office:value="22.1" table:style-name="ce2">
            <text:p>22,1</text:p>
          </table:table-cell>
          <table:table-cell office:value-type="float" office:value="25.6" table:style-name="ce2">
            <text:p>25,6</text:p>
          </table:table-cell>
          <table:table-cell office:value-type="float" office:value="23.5" table:style-name="ce2">
            <text:p>23,5</text:p>
          </table:table-cell>
          <table:table-cell office:value-type="float" office:value="19" table:style-name="ce2">
            <text:p>19,0</text:p>
          </table:table-cell>
          <table:table-cell office:value-type="float" office:value="20.5" table:style-name="ce2">
            <text:p>20,5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.7" table:style-name="ce2">
            <text:p>16,7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2">
            <text:p>15,6</text:p>
          </table:table-cell>
          <table:table-cell office:value-type="float" office:value="15.9" table:style-name="ce2">
            <text:p>15,9</text:p>
          </table:table-cell>
          <table:table-cell office:value-type="float" office:value="16" table:style-name="ce2">
            <text:p>16,0</text:p>
          </table:table-cell>
          <table:table-cell office:value-type="float" office:value="12.8" table:style-name="ce2">
            <text:p>12,8</text:p>
          </table:table-cell>
          <table:table-cell office:value-type="float" office:value="10.6" table:style-name="ce2">
            <text:p>10,6</text:p>
          </table:table-cell>
          <table:table-cell office:value-type="float" office:value="11.7" table:style-name="ce2">
            <text:p>11,7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3.6" table:style-name="ce2">
            <text:p>13,6</text:p>
          </table:table-cell>
          <table:table-cell office:value-type="float" office:value="15.4" table:style-name="ce2">
            <text:p>15,4</text:p>
          </table:table-cell>
          <table:table-cell office:value-type="float" office:value="20.7" table:style-name="ce2">
            <text:p>20,7</text:p>
          </table:table-cell>
          <table:table-cell office:value-type="float" office:value="21.1" table:style-name="ce2">
            <text:p>21,1</text:p>
          </table:table-cell>
          <table:table-cell office:value-type="float" office:value="21.4" table:style-name="ce2">
            <text:p>21,4</text:p>
          </table:table-cell>
          <table:table-cell office:value-type="float" office:value="21" table:style-name="ce2">
            <text:p>21,0</text:p>
          </table:table-cell>
          <table:table-cell office:value-type="float" office:value="21.6" table:style-name="ce2">
            <text:p>21,6</text:p>
          </table:table-cell>
          <table:table-cell office:value-type="float" office:value="22.6" table:style-name="ce2">
            <text:p>22,6</text:p>
          </table:table-cell>
          <table:table-cell office:value-type="float" office:value="22" table:style-name="ce2">
            <text:p>22,0</text:p>
          </table:table-cell>
          <table:table-cell office:value-type="float" office:value="25.9" table:style-name="ce2">
            <text:p>25,9</text:p>
          </table:table-cell>
          <table:table-cell office:value-type="float" office:value="22.8" table:style-name="ce2">
            <text:p>22,8</text:p>
          </table:table-cell>
          <table:table-cell office:value-type="float" office:value="23.8" table:style-name="ce2">
            <text:p>23,8</text:p>
          </table:table-cell>
          <table:table-cell office:value-type="float" office:value="20.9" table:style-name="ce2">
            <text:p>20,9</text:p>
          </table:table-cell>
          <table:table-cell office:value-type="float" office:value="20.8" table:style-name="ce2">
            <text:p>20,8</text:p>
          </table:table-cell>
          <table:table-cell office:value-type="float" office:value="15.2" table:style-name="ce2">
            <text:p>15,2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2">
            <text:p>12,7</text:p>
          </table:table-cell>
          <table:table-cell office:value-type="float" office:value="15.9" table:style-name="ce2">
            <text:p>15,9</text:p>
          </table:table-cell>
          <table:table-cell office:value-type="float" office:value="13.7" table:style-name="ce2">
            <text:p>13,7</text:p>
          </table:table-cell>
          <table:table-cell office:value-type="float" office:value="14.2" table:style-name="ce2">
            <text:p>14,2</text:p>
          </table:table-cell>
          <table:table-cell office:value-type="float" office:value="11" table:style-name="ce2">
            <text:p>11,0</text:p>
          </table:table-cell>
          <table:table-cell office:value-type="float" office:value="13.6" table:style-name="ce2">
            <text:p>13,6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" table:style-name="ce2">
            <text:p>19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2" table:style-name="ce2">
            <text:p>21,2</text:p>
          </table:table-cell>
          <table:table-cell office:value-type="float" office:value="19.2" table:style-name="ce2">
            <text:p>19,2</text:p>
          </table:table-cell>
          <table:table-cell office:value-type="float" office:value="20.6" table:style-name="ce2">
            <text:p>20,6</text:p>
          </table:table-cell>
          <table:table-cell office:value-type="float" office:value="23.4" table:style-name="ce2">
            <text:p>23,4</text:p>
          </table:table-cell>
          <table:table-cell office:value-type="float" office:value="24.6" table:style-name="ce2">
            <text:p>24,6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3.1" table:style-name="ce2">
            <text:p>23,1</text:p>
          </table:table-cell>
          <table:table-cell office:value-type="float" office:value="25.5" table:style-name="ce2">
            <text:p>25,5</text:p>
          </table:table-cell>
          <table:table-cell office:value-type="float" office:value="21" table:style-name="ce2">
            <text:p>21,0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7" table:style-name="ce2">
            <text:p>17,0</text:p>
          </table:table-cell>
          <table:table-cell office:value-type="float" office:value="15.9" table:style-name="ce2">
            <text:p>15,9</text:p>
          </table:table-cell>
          <table:table-cell office:value-type="float" office:value="15.8" table:style-name="ce2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2">
            <text:p>12,5</text:p>
          </table:table-cell>
          <table:table-cell office:value-type="float" office:value="13.8" table:style-name="ce2">
            <text:p>13,8</text:p>
          </table:table-cell>
          <table:table-cell office:value-type="float" office:value="14.2" table:style-name="ce2">
            <text:p>14,2</text:p>
          </table:table-cell>
          <table:table-cell office:value-type="float" office:value="12.7" table:style-name="ce2">
            <text:p>12,7</text:p>
          </table:table-cell>
          <table:table-cell office:value-type="float" office:value="14" table:style-name="ce2">
            <text:p>14,0</text:p>
          </table:table-cell>
          <table:table-cell office:value-type="float" office:value="10.5" table:style-name="ce2">
            <text:p>10,5</text:p>
          </table:table-cell>
          <table:table-cell office:value-type="float" office:value="9.9" table:style-name="ce2">
            <text:p>9,9</text:p>
          </table:table-cell>
          <table:table-cell office:value-type="float" office:value="16.3" table:style-name="ce2">
            <text:p>16,3</text:p>
          </table:table-cell>
          <table:table-cell office:value-type="float" office:value="18.2" table:style-name="ce2">
            <text:p>18,2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2" table:style-name="ce2">
            <text:p>22,0</text:p>
          </table:table-cell>
          <table:table-cell office:value-type="float" office:value="19.7" table:style-name="ce2">
            <text:p>19,7</text:p>
          </table:table-cell>
          <table:table-cell office:value-type="float" office:value="22.3" table:style-name="ce2">
            <text:p>22,3</text:p>
          </table:table-cell>
          <table:table-cell office:value-type="float" office:value="22.1" table:style-name="ce2">
            <text:p>22,1</text:p>
          </table:table-cell>
          <table:table-cell office:value-type="float" office:value="21" table:style-name="ce2">
            <text:p>21,0</text:p>
          </table:table-cell>
          <table:table-cell office:value-type="float" office:value="25.9" table:style-name="ce2">
            <text:p>25,9</text:p>
          </table:table-cell>
          <table:table-cell office:value-type="float" office:value="23.8" table:style-name="ce2">
            <text:p>23,8</text:p>
          </table:table-cell>
          <table:table-cell office:value-type="float" office:value="23" table:style-name="ce2">
            <text:p>23,0</text:p>
          </table:table-cell>
          <table:table-cell office:value-type="float" office:value="23.4" table:style-name="ce2">
            <text:p>23,4</text:p>
          </table:table-cell>
          <table:table-cell office:value-type="float" office:value="21.7" table:style-name="ce2">
            <text:p>21,7</text:p>
          </table:table-cell>
          <table:table-cell office:value-type="float" office:value="18" table:style-name="ce2">
            <text:p>18,0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5.6" table:style-name="ce2">
            <text:p>15,6</text:p>
          </table:table-cell>
          <table:table-cell office:value-type="float" office:value="16.100000000000001" table:style-name="ce2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2">
            <text:p>16,0</text:p>
          </table:table-cell>
          <table:table-cell office:value-type="float" office:value="15.7" table:style-name="ce2">
            <text:p>15,7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3.1" table:style-name="ce2">
            <text:p>13,1</text:p>
          </table:table-cell>
          <table:table-cell office:value-type="float" office:value="12.7" table:style-name="ce2">
            <text:p>12,7</text:p>
          </table:table-cell>
          <table:table-cell office:value-type="float" office:value="10.4" table:style-name="ce2">
            <text:p>10,4</text:p>
          </table:table-cell>
          <table:table-cell office:value-type="float" office:value="15.8" table:style-name="ce2">
            <text:p>15,8</text:p>
          </table:table-cell>
          <table:table-cell office:value-type="float" office:value="17.7" table:style-name="ce2">
            <text:p>17,7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2" table:style-name="ce2">
            <text:p>21,2</text:p>
          </table:table-cell>
          <table:table-cell office:value-type="float" office:value="23.3" table:style-name="ce2">
            <text:p>23,3</text:p>
          </table:table-cell>
          <table:table-cell office:value-type="float" office:value="23.2" table:style-name="ce2">
            <text:p>23,2</text:p>
          </table:table-cell>
          <table:table-cell office:value-type="float" office:value="24.2" table:style-name="ce2">
            <text:p>24,2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4.5" table:style-name="ce2">
            <text:p>24,5</text:p>
          </table:table-cell>
          <table:table-cell office:value-type="float" office:value="22" table:style-name="ce2">
            <text:p>22,0</text:p>
          </table:table-cell>
          <table:table-cell office:value-type="float" office:value="22.5" table:style-name="ce2">
            <text:p>22,5</text:p>
          </table:table-cell>
          <table:table-cell office:value-type="float" office:value="20.7" table:style-name="ce2">
            <text:p>20,7</text:p>
          </table:table-cell>
          <table:table-cell office:value-type="float" office:value="17.2" table:style-name="ce2">
            <text:p>17,2</text:p>
          </table:table-cell>
          <table:table-cell office:value-type="float" office:value="14.5" table:style-name="ce2">
            <text:p>14,5</text:p>
          </table:table-cell>
          <table:table-cell office:value-type="float" office:value="13.2" table:style-name="ce2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2">
            <text:p>15,4</text:p>
          </table:table-cell>
          <table:table-cell office:value-type="float" office:value="15.2" table:style-name="ce2">
            <text:p>15,2</text:p>
          </table:table-cell>
          <table:table-cell office:value-type="float" office:value="14.3" table:style-name="ce2">
            <text:p>14,3</text:p>
          </table:table-cell>
          <table:table-cell office:value-type="float" office:value="15.2" table:style-name="ce2">
            <text:p>15,2</text:p>
          </table:table-cell>
          <table:table-cell office:value-type="float" office:value="13.4" table:style-name="ce2">
            <text:p>13,4</text:p>
          </table:table-cell>
          <table:table-cell office:value-type="float" office:value="12.3" table:style-name="ce2">
            <text:p>12,3</text:p>
          </table:table-cell>
          <table:table-cell office:value-type="float" office:value="8.6" table:style-name="ce2">
            <text:p>8,6</text:p>
          </table:table-cell>
          <table:table-cell office:value-type="float" office:value="15.7" table:style-name="ce2">
            <text:p>15,7</text:p>
          </table:table-cell>
          <table:table-cell office:value-type="float" office:value="16.7" table:style-name="ce2">
            <text:p>16,7</text:p>
          </table:table-cell>
          <table:table-cell office:value-type="float" office:value="17" table:style-name="ce2">
            <text:p>17,0</text:p>
          </table:table-cell>
          <table:table-cell office:value-type="float" office:value="21.6" table:style-name="ce2">
            <text:p>21,6</text:p>
          </table:table-cell>
          <table:table-cell office:value-type="float" office:value="22.2" table:style-name="ce2">
            <text:p>22,2</text:p>
          </table:table-cell>
          <table:table-cell office:value-type="float" office:value="23.3" table:style-name="ce2">
            <text:p>23,3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19.8" table:style-name="ce2">
            <text:p>19,8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" table:style-name="ce2">
            <text:p>17,0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2">
            <text:p>15,4</text:p>
          </table:table-cell>
          <table:table-cell office:value-type="float" office:value="12.6" table:style-name="ce2">
            <text:p>12,6</text:p>
          </table:table-cell>
          <table:table-cell office:value-type="float" office:value="12.6" table:style-name="ce2">
            <text:p>12,6</text:p>
          </table:table-cell>
          <table:table-cell office:value-type="float" office:value="15.7" table:style-name="ce2">
            <text:p>15,7</text:p>
          </table:table-cell>
          <table:table-cell office:value-type="float" office:value="13.4" table:style-name="ce2">
            <text:p>13,4</text:p>
          </table:table-cell>
          <table:table-cell office:value-type="float" office:value="12.4" table:style-name="ce2">
            <text:p>12,4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2" table:style-name="ce2">
            <text:p>20,2</text:p>
          </table:table-cell>
          <table:table-cell office:value-type="float" office:value="22.6" table:style-name="ce2">
            <text:p>22,6</text:p>
          </table:table-cell>
          <table:table-cell office:value-type="float" office:value="23.9" table:style-name="ce2">
            <text:p>23,9</text:p>
          </table:table-cell>
          <table:table-cell office:value-type="float" office:value="20" table:style-name="ce2">
            <text:p>20,0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4.5" table:style-name="ce2">
            <text:p>24,5</text:p>
          </table:table-cell>
          <table:table-cell office:value-type="float" office:value="23.7" table:style-name="ce2">
            <text:p>23,7</text:p>
          </table:table-cell>
          <table:table-cell office:value-type="float" office:value="24.7" table:style-name="ce2">
            <text:p>24,7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3" table:style-name="ce2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2">
            <text:p>14,5</text:p>
          </table:table-cell>
          <table:table-cell office:value-type="float" office:value="12.7" table:style-name="ce2">
            <text:p>12,7</text:p>
          </table:table-cell>
          <table:table-cell office:value-type="float" office:value="13.6" table:style-name="ce2">
            <text:p>13,6</text:p>
          </table:table-cell>
          <table:table-cell office:value-type="float" office:value="12.8" table:style-name="ce2">
            <text:p>12,8</text:p>
          </table:table-cell>
          <table:table-cell office:value-type="float" office:value="13.1" table:style-name="ce2">
            <text:p>13,1</text:p>
          </table:table-cell>
          <table:table-cell office:value-type="float" office:value="11.1" table:style-name="ce2">
            <text:p>11,1</text:p>
          </table:table-cell>
          <table:table-cell office:value-type="float" office:value="10.9" table:style-name="ce2">
            <text:p>10,9</text:p>
          </table:table-cell>
          <table:table-cell office:value-type="float" office:value="16.7" table:style-name="ce2">
            <text:p>16,7</text:p>
          </table:table-cell>
          <table:table-cell office:value-type="float" office:value="15.8" table:style-name="ce2">
            <text:p>1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3" table:style-name="ce2">
            <text:p>18,3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0.3" table:style-name="ce2">
            <text:p>20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5" table:style-name="ce2">
            <text:p>23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0" table:style-name="ce2">
            <text:p>20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2">
            <text:p>13,2</text:p>
          </table:table-cell>
          <table:table-cell office:value-type="float" office:value="15.6" table:style-name="ce2">
            <text:p>15,6</text:p>
          </table:table-cell>
          <table:table-cell office:value-type="float" office:value="12.7" table:style-name="ce2">
            <text:p>12,7</text:p>
          </table:table-cell>
          <table:table-cell office:value-type="float" office:value="12.9" table:style-name="ce2">
            <text:p>12,9</text:p>
          </table:table-cell>
          <table:table-cell office:value-type="float" office:value="10.6" table:style-name="ce2">
            <text:p>10,6</text:p>
          </table:table-cell>
          <table:table-cell office:value-type="float" office:value="11" table:style-name="ce2">
            <text:p>11,0</text:p>
          </table:table-cell>
          <table:table-cell office:value-type="float" office:value="8.6" table:style-name="ce2">
            <text:p>8,6</text:p>
          </table:table-cell>
          <table:table-cell office:value-type="float" office:value="14.4" table:style-name="ce2">
            <text:p>14,4</text:p>
          </table:table-cell>
          <table:table-cell office:value-type="float" office:value="17.2" table:style-name="ce2">
            <text:p>17,2</text:p>
          </table:table-cell>
          <table:table-cell office:value-type="float" office:value="19.3" table:style-name="ce2">
            <text:p>19,3</text:p>
          </table:table-cell>
          <table:table-cell office:value-type="float" office:value="18.5" table:style-name="ce2">
            <text:p>18,5</text:p>
          </table:table-cell>
          <table:table-cell office:value-type="float" office:value="22.1" table:style-name="ce2">
            <text:p>22,1</text:p>
          </table:table-cell>
          <table:table-cell office:value-type="float" office:value="23.2" table:style-name="ce2">
            <text:p>23,2</text:p>
          </table:table-cell>
          <table:table-cell office:value-type="float" office:value="20.7" table:style-name="ce2">
            <text:p>20,7</text:p>
          </table:table-cell>
          <table:table-cell office:value-type="float" office:value="24.2" table:style-name="ce2">
            <text:p>24,2</text:p>
          </table:table-cell>
          <table:table-cell office:value-type="float" office:value="22.9" table:style-name="ce2">
            <text:p>22,9</text:p>
          </table:table-cell>
          <table:table-cell office:value-type="float" office:value="25.3" table:style-name="ce2">
            <text:p>25,3</text:p>
          </table:table-cell>
          <table:table-cell office:value-type="float" office:value="23.3" table:style-name="ce2">
            <text:p>23,3</text:p>
          </table:table-cell>
          <table:table-cell office:value-type="float" office:value="24.9" table:style-name="ce2">
            <text:p>24,9</text:p>
          </table:table-cell>
          <table:table-cell office:value-type="float" office:value="20.8" table:style-name="ce2">
            <text:p>20,8</text:p>
          </table:table-cell>
          <table:table-cell office:value-type="float" office:value="17.5" table:style-name="ce2">
            <text:p>17,5</text:p>
          </table:table-cell>
          <table:table-cell office:value-type="float" office:value="17.5" table:style-name="ce2">
            <text:p>17,5</text:p>
          </table:table-cell>
          <table:table-cell office:value-type="float" office:value="15.9" table:style-name="ce2">
            <text:p>15,9</text:p>
          </table:table-cell>
          <table:table-cell office:value-type="float" office:value="13" table:style-name="ce2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2">
            <text:p>12,8</text:p>
          </table:table-cell>
          <table:table-cell office:value-type="float" office:value="13.2" table:style-name="ce2">
            <text:p>13,2</text:p>
          </table:table-cell>
          <table:table-cell office:value-type="float" office:value="14.8" table:style-name="ce2">
            <text:p>14,8</text:p>
          </table:table-cell>
          <table:table-cell office:value-type="float" office:value="13.6" table:style-name="ce2">
            <text:p>13,6</text:p>
          </table:table-cell>
          <table:table-cell office:value-type="float" office:value="12" table:style-name="ce2">
            <text:p>12,0</text:p>
          </table:table-cell>
          <table:table-cell office:value-type="float" office:value="11" table:style-name="ce2">
            <text:p>11,0</text:p>
          </table:table-cell>
          <table:table-cell office:value-type="float" office:value="9.6" table:style-name="ce2">
            <text:p>9,6</text:p>
          </table:table-cell>
          <table:table-cell office:value-type="float" office:value="13.6" table:style-name="ce2">
            <text:p>13,6</text:p>
          </table:table-cell>
          <table:table-cell office:value-type="float" office:value="16" table:style-name="ce2">
            <text:p>16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3" table:style-name="ce2">
            <text:p>18,3</text:p>
          </table:table-cell>
          <table:table-cell office:value-type="float" office:value="20.2" table:style-name="ce2">
            <text:p>20,2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4.3" table:style-name="ce2">
            <text:p>24,3</text:p>
          </table:table-cell>
          <table:table-cell office:value-type="float" office:value="23" table:style-name="ce2">
            <text:p>23,0</text:p>
          </table:table-cell>
          <table:table-cell office:value-type="float" office:value="22.4" table:style-name="ce2">
            <text:p>22,4</text:p>
          </table:table-cell>
          <table:table-cell office:value-type="float" office:value="25.4" table:style-name="ce2">
            <text:p>25,4</text:p>
          </table:table-cell>
          <table:table-cell office:value-type="float" office:value="25.1" table:style-name="ce2">
            <text:p>25,1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7.2" table:style-name="ce2">
            <text:p>17,2</text:p>
          </table:table-cell>
          <table:table-cell office:value-type="float" office:value="17.3" table:style-name="ce2">
            <text:p>17,3</text:p>
          </table:table-cell>
          <table:table-cell office:value-type="float" office:value="17" table:style-name="ce2">
            <text:p>17,0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2">
            <text:p>12,3</text:p>
          </table:table-cell>
          <table:table-cell office:value-type="float" office:value="13" table:style-name="ce2">
            <text:p>13,0</text:p>
          </table:table-cell>
          <table:table-cell office:value-type="float" office:value="14.6" table:style-name="ce2">
            <text:p>14,6</text:p>
          </table:table-cell>
          <table:table-cell office:value-type="float" office:value="12" table:style-name="ce2">
            <text:p>12,0</text:p>
          </table:table-cell>
          <table:table-cell office:value-type="float" office:value="10.9" table:style-name="ce2">
            <text:p>10,9</text:p>
          </table:table-cell>
          <table:table-cell office:value-type="float" office:value="11.6" table:style-name="ce2">
            <text:p>11,6</text:p>
          </table:table-cell>
          <table:table-cell office:value-type="float" office:value="8.1" table:style-name="ce2">
            <text:p>8,1</text:p>
          </table:table-cell>
          <table:table-cell office:value-type="float" office:value="15.6" table:style-name="ce2">
            <text:p>15,6</text:p>
          </table:table-cell>
          <table:table-cell office:value-type="float" office:value="18.3" table:style-name="ce2">
            <text:p>18,3</text:p>
          </table:table-cell>
          <table:table-cell office:value-type="float" office:value="17.2" table:style-name="ce2">
            <text:p>17,2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6" table:style-name="ce2">
            <text:p>21,6</text:p>
          </table:table-cell>
          <table:table-cell office:value-type="float" office:value="22.9" table:style-name="ce2">
            <text:p>22,9</text:p>
          </table:table-cell>
          <table:table-cell office:value-type="float" office:value="23.2" table:style-name="ce2">
            <text:p>23,2</text:p>
          </table:table-cell>
          <table:table-cell office:value-type="float" office:value="24.4" table:style-name="ce2">
            <text:p>24,4</text:p>
          </table:table-cell>
          <table:table-cell office:value-type="float" office:value="23.6" table:style-name="ce2">
            <text:p>23,6</text:p>
          </table:table-cell>
          <table:table-cell office:value-type="float" office:value="25.6" table:style-name="ce2">
            <text:p>25,6</text:p>
          </table:table-cell>
          <table:table-cell office:value-type="float" office:value="25.2" table:style-name="ce2">
            <text:p>25,2</text:p>
          </table:table-cell>
          <table:table-cell office:value-type="float" office:value="22.2" table:style-name="ce2">
            <text:p>22,2</text:p>
          </table:table-cell>
          <table:table-cell office:value-type="float" office:value="20.2" table:style-name="ce2">
            <text:p>20,2</text:p>
          </table:table-cell>
          <table:table-cell office:value-type="float" office:value="16.3" table:style-name="ce2">
            <text:p>16,3</text:p>
          </table:table-cell>
          <table:table-cell office:value-type="float" office:value="15.7" table:style-name="ce2">
            <text:p>15,7</text:p>
          </table:table-cell>
          <table:table-cell office:value-type="float" office:value="16.399999999999999" table:style-name="ce2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2">
            <text:p>14,6</text:p>
          </table:table-cell>
          <table:table-cell office:value-type="float" office:value="13.9" table:style-name="ce2">
            <text:p>13,9</text:p>
          </table:table-cell>
          <table:table-cell office:value-type="float" office:value="13.2" table:style-name="ce2">
            <text:p>13,2</text:p>
          </table:table-cell>
          <table:table-cell office:value-type="float" office:value="14.9" table:style-name="ce2">
            <text:p>14,9</text:p>
          </table:table-cell>
          <table:table-cell office:value-type="float" office:value="12.7" table:style-name="ce2">
            <text:p>12,7</text:p>
          </table:table-cell>
          <table:table-cell office:value-type="float" office:value="11.2" table:style-name="ce2">
            <text:p>11,2</text:p>
          </table:table-cell>
          <table:table-cell office:value-type="float" office:value="12" table:style-name="ce2">
            <text:p>12,0</text:p>
          </table:table-cell>
          <table:table-cell office:value-type="float" office:value="13.9" table:style-name="ce2">
            <text:p>13,9</text:p>
          </table:table-cell>
          <table:table-cell office:value-type="float" office:value="17.7" table:style-name="ce2">
            <text:p>17,7</text:p>
          </table:table-cell>
          <table:table-cell office:value-type="float" office:value="21" table:style-name="ce2">
            <text:p>21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.8" table:style-name="ce2">
            <text:p>20,8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3.5" table:style-name="ce2">
            <text:p>23,5</text:p>
          </table:table-cell>
          <table:table-cell office:value-type="float" office:value="22.3" table:style-name="ce2">
            <text:p>22,3</text:p>
          </table:table-cell>
          <table:table-cell office:value-type="float" office:value="25.3" table:style-name="ce2">
            <text:p>25,3</text:p>
          </table:table-cell>
          <table:table-cell office:value-type="float" office:value="24.4" table:style-name="ce2">
            <text:p>24,4</text:p>
          </table:table-cell>
          <table:table-cell office:value-type="float" office:value="24.3" table:style-name="ce2">
            <text:p>24,3</text:p>
          </table:table-cell>
          <table:table-cell office:value-type="float" office:value="19.2" table:style-name="ce2">
            <text:p>19,2</text:p>
          </table:table-cell>
          <table:table-cell office:value-type="float" office:value="17.7" table:style-name="ce2">
            <text:p>17,7</text:p>
          </table:table-cell>
          <table:table-cell office:value-type="float" office:value="16.7" table:style-name="ce2">
            <text:p>16,7</text:p>
          </table:table-cell>
          <table:table-cell office:value-type="float" office:value="15.4" table:style-name="ce2">
            <text:p>15,4</text:p>
          </table:table-cell>
          <table:table-cell office:value-type="float" office:value="16.899999999999999" table:style-name="ce2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2">
            <text:p>13,5</text:p>
          </table:table-cell>
          <table:table-cell office:value-type="float" office:value="15.9" table:style-name="ce2">
            <text:p>15,9</text:p>
          </table:table-cell>
          <table:table-cell office:value-type="float" office:value="13.4" table:style-name="ce2">
            <text:p>13,4</text:p>
          </table:table-cell>
          <table:table-cell office:value-type="float" office:value="13.4" table:style-name="ce2">
            <text:p>13,4</text:p>
          </table:table-cell>
          <table:table-cell office:value-type="float" office:value="11.1" table:style-name="ce2">
            <text:p>11,1</text:p>
          </table:table-cell>
          <table:table-cell office:value-type="float" office:value="13.6" table:style-name="ce2">
            <text:p>13,6</text:p>
          </table:table-cell>
          <table:table-cell office:value-type="float" office:value="10.6" table:style-name="ce2">
            <text:p>10,6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20.6" table:style-name="ce2">
            <text:p>20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8" table:style-name="ce2">
            <text:p>22,8</text:p>
          </table:table-cell>
          <table:table-cell office:value-type="float" office:value="20.7" table:style-name="ce2">
            <text:p>20,7</text:p>
          </table:table-cell>
          <table:table-cell office:value-type="float" office:value="23.6" table:style-name="ce2">
            <text:p>23,6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4.6" table:style-name="ce2">
            <text:p>24,6</text:p>
          </table:table-cell>
          <table:table-cell office:value-type="float" office:value="22.4" table:style-name="ce2">
            <text:p>22,4</text:p>
          </table:table-cell>
          <table:table-cell office:value-type="float" office:value="25.2" table:style-name="ce2">
            <text:p>25,2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3.8" table:style-name="ce2">
            <text:p>13,8</text:p>
          </table:table-cell>
          <table:table-cell office:value-type="float" office:value="15.8" table:style-name="ce2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2">
            <text:p>13,3</text:p>
          </table:table-cell>
          <table:table-cell office:value-type="float" office:value="14.7" table:style-name="ce2">
            <text:p>14,7</text:p>
          </table:table-cell>
          <table:table-cell office:value-type="float" office:value="16" table:style-name="ce2">
            <text:p>16,0</text:p>
          </table:table-cell>
          <table:table-cell office:value-type="float" office:value="14.3" table:style-name="ce2">
            <text:p>14,3</text:p>
          </table:table-cell>
          <table:table-cell office:value-type="float" office:value="10.1" table:style-name="ce2">
            <text:p>10,1</text:p>
          </table:table-cell>
          <table:table-cell office:value-type="float" office:value="13.7" table:style-name="ce2">
            <text:p>13,7</text:p>
          </table:table-cell>
          <table:table-cell office:value-type="float" office:value="8.9" table:style-name="ce2">
            <text:p>8,9</text:p>
          </table:table-cell>
          <table:table-cell office:value-type="float" office:value="16.7" table:style-name="ce2">
            <text:p>16,7</text:p>
          </table:table-cell>
          <table:table-cell office:value-type="float" office:value="17.8" table:style-name="ce2">
            <text:p>17,8</text:p>
          </table:table-cell>
          <table:table-cell office:value-type="float" office:value="17.7" table:style-name="ce2">
            <text:p>17,7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" table:style-name="ce2">
            <text:p>19,8</text:p>
          </table:table-cell>
          <table:table-cell office:value-type="float" office:value="22.8" table:style-name="ce2">
            <text:p>22,8</text:p>
          </table:table-cell>
          <table:table-cell office:value-type="float" office:value="23.6" table:style-name="ce2">
            <text:p>23,6</text:p>
          </table:table-cell>
          <table:table-cell office:value-type="float" office:value="22.7" table:style-name="ce2">
            <text:p>22,7</text:p>
          </table:table-cell>
          <table:table-cell office:value-type="float" office:value="22.3" table:style-name="ce2">
            <text:p>22,3</text:p>
          </table:table-cell>
          <table:table-cell office:value-type="float" office:value="25.4" table:style-name="ce2">
            <text:p>25,4</text:p>
          </table:table-cell>
          <table:table-cell office:value-type="float" office:value="22.8" table:style-name="ce2">
            <text:p>22,8</text:p>
          </table:table-cell>
          <table:table-cell office:value-type="float" office:value="25.3" table:style-name="ce2">
            <text:p>25,3</text:p>
          </table:table-cell>
          <table:table-cell office:value-type="float" office:value="21.2" table:style-name="ce2">
            <text:p>21,2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4.1" table:style-name="ce2">
            <text:p>14,1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2">
            <text:p>14,7</text:p>
          </table:table-cell>
          <table:table-cell office:value-type="float" office:value="12.8" table:style-name="ce2">
            <text:p>12,8</text:p>
          </table:table-cell>
          <table:table-cell office:value-type="float" office:value="13.8" table:style-name="ce2">
            <text:p>13,8</text:p>
          </table:table-cell>
          <table:table-cell office:value-type="float" office:value="13.7" table:style-name="ce2">
            <text:p>13,7</text:p>
          </table:table-cell>
          <table:table-cell office:value-type="float" office:value="10.7" table:style-name="ce2">
            <text:p>10,7</text:p>
          </table:table-cell>
          <table:table-cell office:value-type="float" office:value="13.1" table:style-name="ce2">
            <text:p>13,1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4.3" table:style-name="ce2">
            <text:p>14,3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" table:style-name="ce2">
            <text:p>19,3</text:p>
          </table:table-cell>
          <table:table-cell office:value-type="float" office:value="20.8" table:style-name="ce2">
            <text:p>20,8</text:p>
          </table:table-cell>
          <table:table-cell office:value-type="float" office:value="20.7" table:style-name="ce2">
            <text:p>20,7</text:p>
          </table:table-cell>
          <table:table-cell office:value-type="float" office:value="21.5" table:style-name="ce2">
            <text:p>21,5</text:p>
          </table:table-cell>
          <table:table-cell office:value-type="float" office:value="24.6" table:style-name="ce2">
            <text:p>24,6</text:p>
          </table:table-cell>
          <table:table-cell office:value-type="float" office:value="25.7" table:style-name="ce2">
            <text:p>25,7</text:p>
          </table:table-cell>
          <table:table-cell office:value-type="float" office:value="24.7" table:style-name="ce2">
            <text:p>24,7</text:p>
          </table:table-cell>
          <table:table-cell office:value-type="float" office:value="26" table:style-name="ce2">
            <text:p>26,0</text:p>
          </table:table-cell>
          <table:table-cell office:value-type="float" office:value="23" table:style-name="ce2">
            <text:p>23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2">
            <text:p>15,3</text:p>
          </table:table-cell>
          <table:table-cell office:value-type="float" office:value="12.3" table:style-name="ce2">
            <text:p>12,3</text:p>
          </table:table-cell>
          <table:table-cell office:value-type="float" office:value="13.3" table:style-name="ce2">
            <text:p>13,3</text:p>
          </table:table-cell>
          <table:table-cell office:value-type="float" office:value="14.5" table:style-name="ce2">
            <text:p>14,5</text:p>
          </table:table-cell>
          <table:table-cell office:value-type="float" office:value="11.4" table:style-name="ce2">
            <text:p>11,4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4.8" table:style-name="ce2">
            <text:p>14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7" table:style-name="ce2">
            <text:p>20,7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0.7" table:style-name="ce2">
            <text:p>20,7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5.6" table:style-name="ce2">
            <text:p>25,6</text:p>
          </table:table-cell>
          <table:table-cell office:value-type="float" office:value="19.8" table:style-name="ce2">
            <text:p>19,8</text:p>
          </table:table-cell>
          <table:table-cell office:value-type="float" office:value="20.6" table:style-name="ce2">
            <text:p>20,6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3.8" table:style-name="ce2">
            <text:p>13,8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2">
            <text:p>14,6</text:p>
          </table:table-cell>
          <table:table-cell office:value-type="float" office:value="15.1" table:style-name="ce2">
            <text:p>15,1</text:p>
          </table:table-cell>
          <table:table-cell office:value-type="float" office:value="12.4" table:style-name="ce2">
            <text:p>12,4</text:p>
          </table:table-cell>
          <table:table-cell office:value-type="float" office:value="15.4" table:style-name="ce2">
            <text:p>15,4</text:p>
          </table:table-cell>
          <table:table-cell office:value-type="float" office:value="11.9" table:style-name="ce2">
            <text:p>11,9</text:p>
          </table:table-cell>
          <table:table-cell office:value-type="float" office:value="11.3" table:style-name="ce2">
            <text:p>11,3</text:p>
          </table:table-cell>
          <table:table-cell office:value-type="float" office:value="10.4" table:style-name="ce2">
            <text:p>10,4</text:p>
          </table:table-cell>
          <table:table-cell office:value-type="float" office:value="16.8" table:style-name="ce2">
            <text:p>16,8</text:p>
          </table:table-cell>
          <table:table-cell office:value-type="float" office:value="18.7" table:style-name="ce2">
            <text:p>18,7</text:p>
          </table:table-cell>
          <table:table-cell office:value-type="float" office:value="17.2" table:style-name="ce2">
            <text:p>17,2</text:p>
          </table:table-cell>
          <table:table-cell office:value-type="float" office:value="21.2" table:style-name="ce2">
            <text:p>21,2</text:p>
          </table:table-cell>
          <table:table-cell office:value-type="float" office:value="22.3" table:style-name="ce2">
            <text:p>22,3</text:p>
          </table:table-cell>
          <table:table-cell office:value-type="float" office:value="23" table:style-name="ce2">
            <text:p>23,0</text:p>
          </table:table-cell>
          <table:table-cell office:value-type="float" office:value="21" table:style-name="ce2">
            <text:p>21,0</text:p>
          </table:table-cell>
          <table:table-cell office:value-type="float" office:value="22.9" table:style-name="ce2">
            <text:p>22,9</text:p>
          </table:table-cell>
          <table:table-cell office:value-type="float" office:value="24.8" table:style-name="ce2">
            <text:p>24,8</text:p>
          </table:table-cell>
          <table:table-cell office:value-type="float" office:value="22.7" table:style-name="ce2">
            <text:p>22,7</text:p>
          </table:table-cell>
          <table:table-cell office:value-type="float" office:value="24.2" table:style-name="ce2">
            <text:p>24,2</text:p>
          </table:table-cell>
          <table:table-cell office:value-type="float" office:value="22.1" table:style-name="ce2">
            <text:p>22,1</text:p>
          </table:table-cell>
          <table:table-cell office:value-type="float" office:value="21.7" table:style-name="ce2">
            <text:p>21,7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1" table:style-name="ce2">
            <text:p>14,1</text:p>
          </table:table-cell>
          <table:table-cell office:value-type="float" office:value="13.6" table:style-name="ce2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2">
            <text:p>14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3.4" table:style-name="ce2">
            <text:p>13,4</text:p>
          </table:table-cell>
          <table:table-cell office:value-type="float" office:value="13.8" table:style-name="ce2">
            <text:p>13,8</text:p>
          </table:table-cell>
          <table:table-cell office:value-type="float" office:value="13.6" table:style-name="ce2">
            <text:p>13,6</text:p>
          </table:table-cell>
          <table:table-cell office:value-type="float" office:value="9.9" table:style-name="ce2">
            <text:p>9,9</text:p>
          </table:table-cell>
          <table:table-cell office:value-type="float" office:value="15" table:style-name="ce2">
            <text:p>15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9.3" table:style-name="ce2">
            <text:p>19,3</text:p>
          </table:table-cell>
          <table:table-cell office:value-type="float" office:value="22.6" table:style-name="ce2">
            <text:p>22,6</text:p>
          </table:table-cell>
          <table:table-cell office:value-type="float" office:value="20.6" table:style-name="ce2">
            <text:p>20,6</text:p>
          </table:table-cell>
          <table:table-cell office:value-type="float" office:value="21.2" table:style-name="ce2">
            <text:p>21,2</text:p>
          </table:table-cell>
          <table:table-cell office:value-type="float" office:value="23.5" table:style-name="ce2">
            <text:p>23,5</text:p>
          </table:table-cell>
          <table:table-cell office:value-type="float" office:value="25.6" table:style-name="ce2">
            <text:p>25,6</text:p>
          </table:table-cell>
          <table:table-cell office:value-type="float" office:value="25.4" table:style-name="ce2">
            <text:p>25,4</text:p>
          </table:table-cell>
          <table:table-cell office:value-type="float" office:value="23.7" table:style-name="ce2">
            <text:p>23,7</text:p>
          </table:table-cell>
          <table:table-cell office:value-type="float" office:value="24.4" table:style-name="ce2">
            <text:p>24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5" table:style-name="ce2">
            <text:p>18,5</text:p>
          </table:table-cell>
          <table:table-cell office:value-type="float" office:value="14.6" table:style-name="ce2">
            <text:p>14,6</text:p>
          </table:table-cell>
          <table:table-cell office:value-type="float" office:value="13.5" table:style-name="ce2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4" table:style-name="ce2">
            <text:p>12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0.3" table:style-name="ce2">
            <text:p>10,3</text:p>
          </table:table-cell>
          <table:table-cell office:value-type="float" office:value="11" table:style-name="ce2">
            <text:p>11,0</text:p>
          </table:table-cell>
          <table:table-cell office:value-type="float" office:value="10" table:style-name="ce2">
            <text:p>10,0</text:p>
          </table:table-cell>
          <table:table-cell office:value-type="float" office:value="15.9" table:style-name="ce2">
            <text:p>15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office:value-type="float" office:value="20" table:style-name="ce2">
            <text:p>20,0</text:p>
          </table:table-cell>
          <table:table-cell office:value-type="float" office:value="20.9" table:style-name="ce2">
            <text:p>20,9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3.6" table:style-name="ce2">
            <text:p>23,6</text:p>
          </table:table-cell>
          <table:table-cell office:value-type="float" office:value="24" table:style-name="ce2">
            <text:p>24,0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6.2" table:style-name="ce2">
            <text:p>16,2</text:p>
          </table:table-cell>
          <table:table-cell office:value-type="float" office:value="16.5" table:style-name="ce2">
            <text:p>16,5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2">
            <text:p>12,0</text:p>
          </table:table-cell>
          <table:table-cell office:value-type="float" office:value="13.3" table:style-name="ce2">
            <text:p>13,3</text:p>
          </table:table-cell>
          <table:table-cell office:value-type="float" office:value="15.2" table:style-name="ce2">
            <text:p>15,2</text:p>
          </table:table-cell>
          <table:table-cell office:value-type="float" office:value="14.8" table:style-name="ce2">
            <text:p>14,8</text:p>
          </table:table-cell>
          <table:table-cell office:value-type="float" office:value="13.3" table:style-name="ce2">
            <text:p>13,3</text:p>
          </table:table-cell>
          <table:table-cell office:value-type="float" office:value="13.5" table:style-name="ce2">
            <text:p>13,5</text:p>
          </table:table-cell>
          <table:table-cell office:value-type="float" office:value="11.2" table:style-name="ce2">
            <text:p>11,2</text:p>
          </table:table-cell>
          <table:table-cell office:value-type="float" office:value="15" table:style-name="ce2">
            <text:p>15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5" table:style-name="ce2">
            <text:p>20,5</text:p>
          </table:table-cell>
          <table:table-cell office:value-type="float" office:value="20.5" table:style-name="ce2">
            <text:p>20,5</text:p>
          </table:table-cell>
          <table:table-cell office:value-type="float" office:value="23.7" table:style-name="ce2">
            <text:p>23,7</text:p>
          </table:table-cell>
          <table:table-cell office:value-type="float" office:value="20.2" table:style-name="ce2">
            <text:p>20,2</text:p>
          </table:table-cell>
          <table:table-cell office:value-type="float" office:value="23.9" table:style-name="ce2">
            <text:p>23,9</text:p>
          </table:table-cell>
          <table:table-cell office:value-type="float" office:value="25.4" table:style-name="ce2">
            <text:p>25,4</text:p>
          </table:table-cell>
          <table:table-cell office:value-type="float" office:value="23.1" table:style-name="ce2">
            <text:p>23,1</text:p>
          </table:table-cell>
          <table:table-cell office:value-type="float" office:value="25.8" table:style-name="ce2">
            <text:p>25,8</text:p>
          </table:table-cell>
          <table:table-cell office:value-type="float" office:value="25" table:style-name="ce2">
            <text:p>25,0</text:p>
          </table:table-cell>
          <table:table-cell office:value-type="float" office:value="21.8" table:style-name="ce2">
            <text:p>21,8</text:p>
          </table:table-cell>
          <table:table-cell office:value-type="float" office:value="19.2" table:style-name="ce2">
            <text:p>19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3.1" table:style-name="ce2">
            <text:p>13,1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2">
            <text:p>14,8</text:p>
          </table:table-cell>
          <table:table-cell office:value-type="float" office:value="14.5" table:style-name="ce2">
            <text:p>14,5</text:p>
          </table:table-cell>
          <table:table-cell office:value-type="float" office:value="13.3" table:style-name="ce2">
            <text:p>13,3</text:p>
          </table:table-cell>
          <table:table-cell office:value-type="float" office:value="13.3" table:style-name="ce2">
            <text:p>13,3</text:p>
          </table:table-cell>
          <table:table-cell office:value-type="float" office:value="12" table:style-name="ce2">
            <text:p>12,0</text:p>
          </table:table-cell>
          <table:table-cell office:value-type="float" office:value="11.7" table:style-name="ce2">
            <text:p>11,7</text:p>
          </table:table-cell>
          <table:table-cell office:value-type="float" office:value="10.3" table:style-name="ce2">
            <text:p>10,3</text:p>
          </table:table-cell>
          <table:table-cell office:value-type="float" office:value="14.2" table:style-name="ce2">
            <text:p>14,2</text:p>
          </table:table-cell>
          <table:table-cell office:value-type="float" office:value="15.3" table:style-name="ce2">
            <text:p>15,3</text:p>
          </table:table-cell>
          <table:table-cell office:value-type="float" office:value="17" table:style-name="ce2">
            <text:p>17,0</text:p>
          </table:table-cell>
          <table:table-cell office:value-type="float" office:value="21.3" table:style-name="ce2">
            <text:p>21,3</text:p>
          </table:table-cell>
          <table:table-cell office:value-type="float" office:value="22" table:style-name="ce2">
            <text:p>22,0</text:p>
          </table:table-cell>
          <table:table-cell office:value-type="float" office:value="20" table:style-name="ce2">
            <text:p>20,0</text:p>
          </table:table-cell>
          <table:table-cell office:value-type="float" office:value="20.6" table:style-name="ce2">
            <text:p>20,6</text:p>
          </table:table-cell>
          <table:table-cell office:value-type="float" office:value="25" table:style-name="ce2">
            <text:p>25,0</text:p>
          </table:table-cell>
          <table:table-cell office:value-type="float" office:value="23.8" table:style-name="ce2">
            <text:p>23,8</text:p>
          </table:table-cell>
          <table:table-cell office:value-type="float" office:value="25.5" table:style-name="ce2">
            <text:p>25,5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5.5" table:style-name="ce2">
            <text:p>15,5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.1" table:style-name="ce2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2">
            <text:p>17,8</text:p>
          </table:table-cell>
          <table:table-cell office:value-type="float" office:value="18.3" table:style-name="ce2">
            <text:p>18,3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8" table:style-name="ce2">
            <text:p>18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" table:style-name="ce2">
            <text:p>16,0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.2" table:style-name="ce2">
            <text:p>19,2</text:p>
          </table:table-cell>
          <table:table-cell office:value-type="float" office:value="23.2" table:style-name="ce2">
            <text:p>23,2</text:p>
          </table:table-cell>
          <table:table-cell office:value-type="float" office:value="22" table:style-name="ce2">
            <text:p>22,0</text:p>
          </table:table-cell>
          <table:table-cell office:value-type="float" office:value="25.8" table:style-name="ce2">
            <text:p>25,8</text:p>
          </table:table-cell>
          <table:table-cell office:value-type="float" office:value="24.1" table:style-name="ce2">
            <text:p>24,1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7.3" table:style-name="ce2">
            <text:p>27,3</text:p>
          </table:table-cell>
          <table:table-cell office:value-type="float" office:value="30.6" table:style-name="ce2">
            <text:p>30,6</text:p>
          </table:table-cell>
          <table:table-cell office:value-type="float" office:value="28" table:style-name="ce2">
            <text:p>28,0</text:p>
          </table:table-cell>
          <table:table-cell office:value-type="float" office:value="28.2" table:style-name="ce2">
            <text:p>28,2</text:p>
          </table:table-cell>
          <table:table-cell office:value-type="float" office:value="29.5" table:style-name="ce2">
            <text:p>29,5</text:p>
          </table:table-cell>
          <table:table-cell office:value-type="float" office:value="26.6" table:style-name="ce2">
            <text:p>26,6</text:p>
          </table:table-cell>
          <table:table-cell office:value-type="float" office:value="22" table:style-name="ce2">
            <text:p>22,0</text:p>
          </table:table-cell>
          <table:table-cell office:value-type="float" office:value="24" table:style-name="ce2">
            <text:p>24,0</text:p>
          </table:table-cell>
          <table:table-cell office:value-type="float" office:value="18.2" table:style-name="ce2">
            <text:p>18,2</text:p>
          </table:table-cell>
          <table:table-cell office:value-type="float" office:value="21" table:style-name="ce2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2">
            <text:p>19,7</text:p>
          </table:table-cell>
          <table:table-cell office:value-type="float" office:value="18" table:style-name="ce2">
            <text:p>18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3" table:style-name="ce2">
            <text:p>20,3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7" table:style-name="ce2">
            <text:p>18,7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3.1" table:style-name="ce2">
            <text:p>23,1</text:p>
          </table:table-cell>
          <table:table-cell office:value-type="float" office:value="23.7" table:style-name="ce2">
            <text:p>23,7</text:p>
          </table:table-cell>
          <table:table-cell office:value-type="float" office:value="25.2" table:style-name="ce2">
            <text:p>25,2</text:p>
          </table:table-cell>
          <table:table-cell office:value-type="float" office:value="25.7" table:style-name="ce2">
            <text:p>25,7</text:p>
          </table:table-cell>
          <table:table-cell office:value-type="float" office:value="26.2" table:style-name="ce2">
            <text:p>26,2</text:p>
          </table:table-cell>
          <table:table-cell office:value-type="float" office:value="27.6" table:style-name="ce2">
            <text:p>27,6</text:p>
          </table:table-cell>
          <table:table-cell office:value-type="float" office:value="26.8" table:style-name="ce2">
            <text:p>26,8</text:p>
          </table:table-cell>
          <table:table-cell office:value-type="float" office:value="28.8" table:style-name="ce2">
            <text:p>28,8</text:p>
          </table:table-cell>
          <table:table-cell office:value-type="float" office:value="29.7" table:style-name="ce2">
            <text:p>29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2.9" table:style-name="ce2">
            <text:p>22,9</text:p>
          </table:table-cell>
          <table:table-cell office:value-type="float" office:value="21" table:style-name="ce2">
            <text:p>21,0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2">
            <text:p>19,3</text:p>
          </table:table-cell>
          <table:table-cell office:value-type="float" office:value="19.8" table:style-name="ce2">
            <text:p>19,8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5" table:style-name="ce2">
            <text:p>20,5</text:p>
          </table:table-cell>
          <table:table-cell office:value-type="float" office:value="23.1" table:style-name="ce2">
            <text:p>23,1</text:p>
          </table:table-cell>
          <table:table-cell office:value-type="float" office:value="25.1" table:style-name="ce2">
            <text:p>25,1</text:p>
          </table:table-cell>
          <table:table-cell office:value-type="float" office:value="26.7" table:style-name="ce2">
            <text:p>26,7</text:p>
          </table:table-cell>
          <table:table-cell office:value-type="float" office:value="24" table:style-name="ce2">
            <text:p>24,0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9.3" table:style-name="ce2">
            <text:p>29,3</text:p>
          </table:table-cell>
          <table:table-cell office:value-type="float" office:value="31" table:style-name="ce2">
            <text:p>31,0</text:p>
          </table:table-cell>
          <table:table-cell office:value-type="float" office:value="28.6" table:style-name="ce2">
            <text:p>28,6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27.4" table:style-name="ce2">
            <text:p>27,4</text:p>
          </table:table-cell>
          <table:table-cell office:value-type="float" office:value="23.6" table:style-name="ce2">
            <text:p>23,6</text:p>
          </table:table-cell>
          <table:table-cell office:value-type="float" office:value="22.8" table:style-name="ce2">
            <text:p>22,8</text:p>
          </table:table-cell>
          <table:table-cell office:value-type="float" office:value="20.6" table:style-name="ce2">
            <text:p>20,6</text:p>
          </table:table-cell>
          <table:table-cell office:value-type="float" office:value="18" table:style-name="ce2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2">
            <text:p>17,2</text:p>
          </table:table-cell>
          <table:table-cell office:value-type="float" office:value="20.6" table:style-name="ce2">
            <text:p>20,6</text:p>
          </table:table-cell>
          <table:table-cell office:value-type="float" office:value="19.7" table:style-name="ce2">
            <text:p>19,7</text:p>
          </table:table-cell>
          <table:table-cell office:value-type="float" office:value="20.2" table:style-name="ce2">
            <text:p>20,2</text:p>
          </table:table-cell>
          <table:table-cell office:value-type="float" office:value="18.2" table:style-name="ce2">
            <text:p>18,2</text:p>
          </table:table-cell>
          <table:table-cell office:value-type="float" office:value="17.7" table:style-name="ce2">
            <text:p>17,7</text:p>
          </table:table-cell>
          <table:table-cell office:value-type="float" office:value="17" table:style-name="ce2">
            <text:p>17,0</text:p>
          </table:table-cell>
          <table:table-cell office:value-type="float" office:value="20.8" table:style-name="ce2">
            <text:p>20,8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4.3" table:style-name="ce2">
            <text:p>24,3</text:p>
          </table:table-cell>
          <table:table-cell office:value-type="float" office:value="25.6" table:style-name="ce2">
            <text:p>25,6</text:p>
          </table:table-cell>
          <table:table-cell office:value-type="float" office:value="26.3" table:style-name="ce2">
            <text:p>26,3</text:p>
          </table:table-cell>
          <table:table-cell office:value-type="float" office:value="26.3" table:style-name="ce2">
            <text:p>26,3</text:p>
          </table:table-cell>
          <table:table-cell office:value-type="float" office:value="29.6" table:style-name="ce2">
            <text:p>29,6</text:p>
          </table:table-cell>
          <table:table-cell office:value-type="float" office:value="27.1" table:style-name="ce2">
            <text:p>27,1</text:p>
          </table:table-cell>
          <table:table-cell office:value-type="float" office:value="30.4" table:style-name="ce2">
            <text:p>30,4</text:p>
          </table:table-cell>
          <table:table-cell office:value-type="float" office:value="28.3" table:style-name="ce2">
            <text:p>28,3</text:p>
          </table:table-cell>
          <table:table-cell office:value-type="float" office:value="30.3" table:style-name="ce2">
            <text:p>30,3</text:p>
          </table:table-cell>
          <table:table-cell office:value-type="float" office:value="26.5" table:style-name="ce2">
            <text:p>26,5</text:p>
          </table:table-cell>
          <table:table-cell office:value-type="float" office:value="22.8" table:style-name="ce2">
            <text:p>22,8</text:p>
          </table:table-cell>
          <table:table-cell office:value-type="float" office:value="22.8" table:style-name="ce2">
            <text:p>22,8</text:p>
          </table:table-cell>
          <table:table-cell office:value-type="float" office:value="20" table:style-name="ce2">
            <text:p>20,0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9" table:style-name="ce2">
            <text:p>19,0</text:p>
          </table:table-cell>
          <table:table-cell office:value-type="float" office:value="15.1" table:style-name="ce2">
            <text:p>15,1</text:p>
          </table:table-cell>
          <table:table-cell office:value-type="float" office:value="13.6" table:style-name="ce2">
            <text:p>13,6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1.4" table:style-name="ce2">
            <text:p>21,4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7.2" table:style-name="ce2">
            <text:p>27,2</text:p>
          </table:table-cell>
          <table:table-cell office:value-type="float" office:value="26.8" table:style-name="ce2">
            <text:p>26,8</text:p>
          </table:table-cell>
          <table:table-cell office:value-type="float" office:value="25" table:style-name="ce2">
            <text:p>25,0</text:p>
          </table:table-cell>
          <table:table-cell office:value-type="float" office:value="29.6" table:style-name="ce2">
            <text:p>29,6</text:p>
          </table:table-cell>
          <table:table-cell office:value-type="float" office:value="28" table:style-name="ce2">
            <text:p>28,0</text:p>
          </table:table-cell>
          <table:table-cell office:value-type="float" office:value="28.8" table:style-name="ce2">
            <text:p>28,8</text:p>
          </table:table-cell>
          <table:table-cell office:value-type="float" office:value="30.9" table:style-name="ce2">
            <text:p>30,9</text:p>
          </table:table-cell>
          <table:table-cell office:value-type="float" office:value="30.2" table:style-name="ce2">
            <text:p>30,2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0.399999999999999" table:style-name="ce2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7.8" table:style-name="ce2">
            <text:p>17,8</text:p>
          </table:table-cell>
          <table:table-cell office:value-type="float" office:value="16" table:style-name="ce2">
            <text:p>16,0</text:p>
          </table:table-cell>
          <table:table-cell office:value-type="float" office:value="16.2" table:style-name="ce2">
            <text:p>16,2</text:p>
          </table:table-cell>
          <table:table-cell office:value-type="float" office:value="21.9" table:style-name="ce2">
            <text:p>21,9</text:p>
          </table:table-cell>
          <table:table-cell office:value-type="float" office:value="20.8" table:style-name="ce2">
            <text:p>20,8</text:p>
          </table:table-cell>
          <table:table-cell office:value-type="float" office:value="23.6" table:style-name="ce2">
            <text:p>23,6</text:p>
          </table:table-cell>
          <table:table-cell office:value-type="float" office:value="23.6" table:style-name="ce2">
            <text:p>23,6</text:p>
          </table:table-cell>
          <table:table-cell office:value-type="float" office:value="27.2" table:style-name="ce2">
            <text:p>27,2</text:p>
          </table:table-cell>
          <table:table-cell office:value-type="float" office:value="26.4" table:style-name="ce2">
            <text:p>26,4</text:p>
          </table:table-cell>
          <table:table-cell office:value-type="float" office:value="27.1" table:style-name="ce2">
            <text:p>27,1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30.9" table:style-name="ce2">
            <text:p>30,9</text:p>
          </table:table-cell>
          <table:table-cell office:value-type="float" office:value="29.8" table:style-name="ce2">
            <text:p>29,8</text:p>
          </table:table-cell>
          <table:table-cell office:value-type="float" office:value="30.1" table:style-name="ce2">
            <text:p>30,1</text:p>
          </table:table-cell>
          <table:table-cell office:value-type="float" office:value="25.7" table:style-name="ce2">
            <text:p>25,7</text:p>
          </table:table-cell>
          <table:table-cell office:value-type="float" office:value="23.6" table:style-name="ce2">
            <text:p>23,6</text:p>
          </table:table-cell>
          <table:table-cell office:value-type="float" office:value="23.8" table:style-name="ce2">
            <text:p>23,8</text:p>
          </table:table-cell>
          <table:table-cell office:value-type="float" office:value="18.3" table:style-name="ce2">
            <text:p>18,3</text:p>
          </table:table-cell>
          <table:table-cell office:value-type="float" office:value="21.1" table:style-name="ce2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7" table:style-name="ce2">
            <text:p>20,7</text:p>
          </table:table-cell>
          <table:table-cell office:value-type="float" office:value="18.5" table:style-name="ce2">
            <text:p>18,5</text:p>
          </table:table-cell>
          <table:table-cell office:value-type="float" office:value="15.7" table:style-name="ce2">
            <text:p>15,7</text:p>
          </table:table-cell>
          <table:table-cell office:value-type="float" office:value="14.1" table:style-name="ce2">
            <text:p>14,1</text:p>
          </table:table-cell>
          <table:table-cell office:value-type="float" office:value="19.8" table:style-name="ce2">
            <text:p>19,8</text:p>
          </table:table-cell>
          <table:table-cell office:value-type="float" office:value="20.5" table:style-name="ce2">
            <text:p>20,5</text:p>
          </table:table-cell>
          <table:table-cell office:value-type="float" office:value="22" table:style-name="ce2">
            <text:p>22,0</text:p>
          </table:table-cell>
          <table:table-cell office:value-type="float" office:value="24.4" table:style-name="ce2">
            <text:p>24,4</text:p>
          </table:table-cell>
          <table:table-cell office:value-type="float" office:value="25.5" table:style-name="ce2">
            <text:p>25,5</text:p>
          </table:table-cell>
          <table:table-cell office:value-type="float" office:value="28.1" table:style-name="ce2">
            <text:p>28,1</text:p>
          </table:table-cell>
          <table:table-cell office:value-type="float" office:value="27.3" table:style-name="ce2">
            <text:p>27,3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27.9" table:style-name="ce2">
            <text:p>27,9</text:p>
          </table:table-cell>
          <table:table-cell office:value-type="float" office:value="30" table:style-name="ce2">
            <text:p>30,0</text:p>
          </table:table-cell>
          <table:table-cell office:value-type="float" office:value="30.1" table:style-name="ce2">
            <text:p>30,1</text:p>
          </table:table-cell>
          <table:table-cell office:value-type="float" office:value="26.6" table:style-name="ce2">
            <text:p>26,6</text:p>
          </table:table-cell>
          <table:table-cell office:value-type="float" office:value="24.9" table:style-name="ce2">
            <text:p>24,9</text:p>
          </table:table-cell>
          <table:table-cell office:value-type="float" office:value="20.7" table:style-name="ce2">
            <text:p>20,7</text:p>
          </table:table-cell>
          <table:table-cell office:value-type="float" office:value="21.2" table:style-name="ce2">
            <text:p>21,2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9.7" table:style-name="ce2">
            <text:p>19,7</text:p>
          </table:table-cell>
          <table:table-cell office:value-type="float" office:value="17.3" table:style-name="ce2">
            <text:p>17,3</text:p>
          </table:table-cell>
          <table:table-cell office:value-type="float" office:value="16.3" table:style-name="ce2">
            <text:p>16,3</text:p>
          </table:table-cell>
          <table:table-cell office:value-type="float" office:value="16" table:style-name="ce2">
            <text:p>16,0</text:p>
          </table:table-cell>
          <table:table-cell office:value-type="float" office:value="16.7" table:style-name="ce2">
            <text:p>16,7</text:p>
          </table:table-cell>
          <table:table-cell office:value-type="float" office:value="21.7" table:style-name="ce2">
            <text:p>21,7</text:p>
          </table:table-cell>
          <table:table-cell office:value-type="float" office:value="23.1" table:style-name="ce2">
            <text:p>23,1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7.1" table:style-name="ce2">
            <text:p>27,1</text:p>
          </table:table-cell>
          <table:table-cell office:value-type="float" office:value="25.6" table:style-name="ce2">
            <text:p>25,6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9.7" table:style-name="ce2">
            <text:p>29,7</text:p>
          </table:table-cell>
          <table:table-cell office:value-type="float" office:value="28.8" table:style-name="ce2">
            <text:p>28,8</text:p>
          </table:table-cell>
          <table:table-cell office:value-type="float" office:value="30.2" table:style-name="ce2">
            <text:p>30,2</text:p>
          </table:table-cell>
          <table:table-cell office:value-type="float" office:value="30.3" table:style-name="ce2">
            <text:p>30,3</text:p>
          </table:table-cell>
          <table:table-cell office:value-type="float" office:value="26.4" table:style-name="ce2">
            <text:p>26,4</text:p>
          </table:table-cell>
          <table:table-cell office:value-type="float" office:value="24.7" table:style-name="ce2">
            <text:p>24,7</text:p>
          </table:table-cell>
          <table:table-cell office:value-type="float" office:value="20" table:style-name="ce2">
            <text:p>20,0</text:p>
          </table:table-cell>
          <table:table-cell office:value-type="float" office:value="18.3" table:style-name="ce2">
            <text:p>18,3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0.7" table:style-name="ce2">
            <text:p>20,7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5.2" table:style-name="ce2">
            <text:p>15,2</text:p>
          </table:table-cell>
          <table:table-cell office:value-type="float" office:value="14" table:style-name="ce2">
            <text:p>14,0</text:p>
          </table:table-cell>
          <table:table-cell office:value-type="float" office:value="20" table:style-name="ce2">
            <text:p>20,0</text:p>
          </table:table-cell>
          <table:table-cell office:value-type="float" office:value="22.5" table:style-name="ce2">
            <text:p>22,5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27" table:style-name="ce2">
            <text:p>27,0</text:p>
          </table:table-cell>
          <table:table-cell office:value-type="float" office:value="27.3" table:style-name="ce2">
            <text:p>27,3</text:p>
          </table:table-cell>
          <table:table-cell office:value-type="float" office:value="29" table:style-name="ce2">
            <text:p>29,0</text:p>
          </table:table-cell>
          <table:table-cell office:value-type="float" office:value="28.2" table:style-name="ce2">
            <text:p>28,2</text:p>
          </table:table-cell>
          <table:table-cell office:value-type="float" office:value="27.9" table:style-name="ce2">
            <text:p>27,9</text:p>
          </table:table-cell>
          <table:table-cell office:value-type="float" office:value="28.9" table:style-name="ce2">
            <text:p>28,9</text:p>
          </table:table-cell>
          <table:table-cell office:value-type="float" office:value="30.1" table:style-name="ce2">
            <text:p>30,1</text:p>
          </table:table-cell>
          <table:table-cell office:value-type="float" office:value="30.6" table:style-name="ce2">
            <text:p>30,6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7" table:style-name="ce2">
            <text:p>23,7</text:p>
          </table:table-cell>
          <table:table-cell office:value-type="float" office:value="21.5" table:style-name="ce2">
            <text:p>21,5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6.5" table:style-name="ce2">
            <text:p>16,5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3.9" table:style-name="ce2">
            <text:p>23,9</text:p>
          </table:table-cell>
          <table:table-cell office:value-type="float" office:value="25.3" table:style-name="ce2">
            <text:p>25,3</text:p>
          </table:table-cell>
          <table:table-cell office:value-type="float" office:value="26.3" table:style-name="ce2">
            <text:p>26,3</text:p>
          </table:table-cell>
          <table:table-cell office:value-type="float" office:value="25.8" table:style-name="ce2">
            <text:p>25,8</text:p>
          </table:table-cell>
          <table:table-cell office:value-type="float" office:value="26.7" table:style-name="ce2">
            <text:p>26,7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7.7" table:style-name="ce2">
            <text:p>27,7</text:p>
          </table:table-cell>
          <table:table-cell office:value-type="float" office:value="29.7" table:style-name="ce2">
            <text:p>29,7</text:p>
          </table:table-cell>
          <table:table-cell office:value-type="float" office:value="27.2" table:style-name="ce2">
            <text:p>27,2</text:p>
          </table:table-cell>
          <table:table-cell office:value-type="float" office:value="25.8" table:style-name="ce2">
            <text:p>25,8</text:p>
          </table:table-cell>
          <table:table-cell office:value-type="float" office:value="20" table:style-name="ce2">
            <text:p>20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100000000000001" table:style-name="ce2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20" table:style-name="ce2">
            <text:p>20,0</text:p>
          </table:table-cell>
          <table:table-cell office:value-type="float" office:value="19.8" table:style-name="ce2">
            <text:p>19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8" table:style-name="ce2">
            <text:p>18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20.5" table:style-name="ce2">
            <text:p>20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5.6" table:style-name="ce2">
            <text:p>25,6</text:p>
          </table:table-cell>
          <table:table-cell office:value-type="float" office:value="25" table:style-name="ce2">
            <text:p>25,0</text:p>
          </table:table-cell>
          <table:table-cell office:value-type="float" office:value="26.7" table:style-name="ce2">
            <text:p>26,7</text:p>
          </table:table-cell>
          <table:table-cell office:value-type="float" office:value="29.3" table:style-name="ce2">
            <text:p>29,3</text:p>
          </table:table-cell>
          <table:table-cell office:value-type="float" office:value="30.5" table:style-name="ce2">
            <text:p>30,5</text:p>
          </table:table-cell>
          <table:table-cell office:value-type="float" office:value="28.1" table:style-name="ce2">
            <text:p>28,1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5.4" table:style-name="ce2">
            <text:p>25,4</text:p>
          </table:table-cell>
          <table:table-cell office:value-type="float" office:value="25.8" table:style-name="ce2">
            <text:p>2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7" table:style-name="ce2">
            <text:p>20,7</text:p>
          </table:table-cell>
          <table:table-cell office:value-type="float" office:value="19.899999999999999" table:style-name="ce2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2">
            <text:p>18,0</text:p>
          </table:table-cell>
          <table:table-cell office:value-type="float" office:value="19.3" table:style-name="ce2">
            <text:p>19,3</text:p>
          </table:table-cell>
          <table:table-cell office:value-type="float" office:value="20.6" table:style-name="ce2">
            <text:p>20,6</text:p>
          </table:table-cell>
          <table:table-cell office:value-type="float" office:value="19" table:style-name="ce2">
            <text:p>19,0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3" table:style-name="ce2">
            <text:p>15,3</text:p>
          </table:table-cell>
          <table:table-cell office:value-type="float" office:value="18.8" table:style-name="ce2">
            <text:p>18,8</text:p>
          </table:table-cell>
          <table:table-cell office:value-type="float" office:value="23.4" table:style-name="ce2">
            <text:p>23,4</text:p>
          </table:table-cell>
          <table:table-cell office:value-type="float" office:value="25" table:style-name="ce2">
            <text:p>25,0</text:p>
          </table:table-cell>
          <table:table-cell office:value-type="float" office:value="26.3" table:style-name="ce2">
            <text:p>26,3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8.4" table:style-name="ce2">
            <text:p>28,4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6.6" table:style-name="ce2">
            <text:p>26,6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2" table:style-name="ce2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8" table:style-name="ce2">
            <text:p>17,8</text:p>
          </table:table-cell>
          <table:table-cell office:value-type="float" office:value="21" table:style-name="ce2">
            <text:p>21,0</text:p>
          </table:table-cell>
          <table:table-cell office:value-type="float" office:value="19.5" table:style-name="ce2">
            <text:p>19,5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13.3" table:style-name="ce2">
            <text:p>13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6" table:style-name="ce2">
            <text:p>22,6</text:p>
          </table:table-cell>
          <table:table-cell office:value-type="float" office:value="25.7" table:style-name="ce2">
            <text:p>25,7</text:p>
          </table:table-cell>
          <table:table-cell office:value-type="float" office:value="25.8" table:style-name="ce2">
            <text:p>25,8</text:p>
          </table:table-cell>
          <table:table-cell office:value-type="float" office:value="26.9" table:style-name="ce2">
            <text:p>26,9</text:p>
          </table:table-cell>
          <table:table-cell office:value-type="float" office:value="28.3" table:style-name="ce2">
            <text:p>28,3</text:p>
          </table:table-cell>
          <table:table-cell office:value-type="float" office:value="26.8" table:style-name="ce2">
            <text:p>26,8</text:p>
          </table:table-cell>
          <table:table-cell office:value-type="float" office:value="28.4" table:style-name="ce2">
            <text:p>28,4</text:p>
          </table:table-cell>
          <table:table-cell office:value-type="float" office:value="28" table:style-name="ce2">
            <text:p>28,0</text:p>
          </table:table-cell>
          <table:table-cell office:value-type="float" office:value="30.2" table:style-name="ce2">
            <text:p>30,2</text:p>
          </table:table-cell>
          <table:table-cell office:value-type="float" office:value="30.2" table:style-name="ce2">
            <text:p>30,2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3.4" table:style-name="ce2">
            <text:p>23,4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" table:style-name="ce2">
            <text:p>19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.3" table:style-name="ce2">
            <text:p>17,3</text:p>
          </table:table-cell>
          <table:table-cell office:value-type="float" office:value="18.5" table:style-name="ce2">
            <text:p>18,5</text:p>
          </table:table-cell>
          <table:table-cell office:value-type="float" office:value="13" table:style-name="ce2">
            <text:p>13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23.7" table:style-name="ce2">
            <text:p>23,7</text:p>
          </table:table-cell>
          <table:table-cell office:value-type="float" office:value="23" table:style-name="ce2">
            <text:p>23,0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office:value-type="float" office:value="26.2" table:style-name="ce2">
            <text:p>26,2</text:p>
          </table:table-cell>
          <table:table-cell office:value-type="float" office:value="26.2" table:style-name="ce2">
            <text:p>26,2</text:p>
          </table:table-cell>
          <table:table-cell office:value-type="float" office:value="28.3" table:style-name="ce2">
            <text:p>28,3</text:p>
          </table:table-cell>
          <table:table-cell office:value-type="float" office:value="30.9" table:style-name="ce2">
            <text:p>30,9</text:p>
          </table:table-cell>
          <table:table-cell office:value-type="float" office:value="28.4" table:style-name="ce2">
            <text:p>28,4</text:p>
          </table:table-cell>
          <table:table-cell office:value-type="float" office:value="29.1" table:style-name="ce2">
            <text:p>29,1</text:p>
          </table:table-cell>
          <table:table-cell office:value-type="float" office:value="26.7" table:style-name="ce2">
            <text:p>26,7</text:p>
          </table:table-cell>
          <table:table-cell office:value-type="float" office:value="25.6" table:style-name="ce2">
            <text:p>25,6</text:p>
          </table:table-cell>
          <table:table-cell office:value-type="float" office:value="20" table:style-name="ce2">
            <text:p>20,0</text:p>
          </table:table-cell>
          <table:table-cell office:value-type="float" office:value="20.2" table:style-name="ce2">
            <text:p>20,2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3" table:style-name="ce2">
            <text:p>19,3</text:p>
          </table:table-cell>
          <table:table-cell office:value-type="float" office:value="20.2" table:style-name="ce2">
            <text:p>20,2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" table:style-name="ce2">
            <text:p>16,0</text:p>
          </table:table-cell>
          <table:table-cell office:value-type="float" office:value="15.1" table:style-name="ce2">
            <text:p>15,1</text:p>
          </table:table-cell>
          <table:table-cell office:value-type="float" office:value="15.8" table:style-name="ce2">
            <text:p>15,8</text:p>
          </table:table-cell>
          <table:table-cell office:value-type="float" office:value="21.8" table:style-name="ce2">
            <text:p>21,8</text:p>
          </table:table-cell>
          <table:table-cell office:value-type="float" office:value="23.7" table:style-name="ce2">
            <text:p>23,7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8.8" table:style-name="ce2">
            <text:p>28,8</text:p>
          </table:table-cell>
          <table:table-cell office:value-type="float" office:value="28.8" table:style-name="ce2">
            <text:p>28,8</text:p>
          </table:table-cell>
          <table:table-cell office:value-type="float" office:value="27.5" table:style-name="ce2">
            <text:p>27,5</text:p>
          </table:table-cell>
          <table:table-cell office:value-type="float" office:value="29.7" table:style-name="ce2">
            <text:p>29,7</text:p>
          </table:table-cell>
          <table:table-cell office:value-type="float" office:value="27" table:style-name="ce2">
            <text:p>27,0</text:p>
          </table:table-cell>
          <table:table-cell office:value-type="float" office:value="30.3" table:style-name="ce2">
            <text:p>30,3</text:p>
          </table:table-cell>
          <table:table-cell office:value-type="float" office:value="27.1" table:style-name="ce2">
            <text:p>27,1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0.6" table:style-name="ce2">
            <text:p>20,6</text:p>
          </table:table-cell>
          <table:table-cell office:value-type="float" office:value="18.7" table:style-name="ce2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2">
            <text:p>20,5</text:p>
          </table:table-cell>
          <table:table-cell office:value-type="float" office:value="20.6" table:style-name="ce2">
            <text:p>20,6</text:p>
          </table:table-cell>
          <table:table-cell office:value-type="float" office:value="18.2" table:style-name="ce2">
            <text:p>18,2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5.2" table:style-name="ce2">
            <text:p>15,2</text:p>
          </table:table-cell>
          <table:table-cell office:value-type="float" office:value="16.3" table:style-name="ce2">
            <text:p>16,3</text:p>
          </table:table-cell>
          <table:table-cell office:value-type="float" office:value="19.8" table:style-name="ce2">
            <text:p>19,8</text:p>
          </table:table-cell>
          <table:table-cell office:value-type="float" office:value="21.7" table:style-name="ce2">
            <text:p>21,7</text:p>
          </table:table-cell>
          <table:table-cell office:value-type="float" office:value="25.5" table:style-name="ce2">
            <text:p>25,5</text:p>
          </table:table-cell>
          <table:table-cell office:value-type="float" office:value="24.7" table:style-name="ce2">
            <text:p>24,7</text:p>
          </table:table-cell>
          <table:table-cell office:value-type="float" office:value="24.8" table:style-name="ce2">
            <text:p>24,8</text:p>
          </table:table-cell>
          <table:table-cell office:value-type="float" office:value="27.6" table:style-name="ce2">
            <text:p>27,6</text:p>
          </table:table-cell>
          <table:table-cell office:value-type="float" office:value="28.3" table:style-name="ce2">
            <text:p>28,3</text:p>
          </table:table-cell>
          <table:table-cell office:value-type="float" office:value="29.5" table:style-name="ce2">
            <text:p>29,5</text:p>
          </table:table-cell>
          <table:table-cell office:value-type="float" office:value="27.8" table:style-name="ce2">
            <text:p>27,8</text:p>
          </table:table-cell>
          <table:table-cell office:value-type="float" office:value="30.5" table:style-name="ce2">
            <text:p>30,5</text:p>
          </table:table-cell>
          <table:table-cell office:value-type="float" office:value="27.8" table:style-name="ce2">
            <text:p>27,8</text:p>
          </table:table-cell>
          <table:table-cell office:value-type="float" office:value="30.1" table:style-name="ce2">
            <text:p>30,1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office:value-type="float" office:value="20.3" table:style-name="ce2">
            <text:p>20,3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6.9" table:style-name="ce2">
            <text:p>26,9</text:p>
          </table:table-cell>
          <table:table-cell office:value-type="float" office:value="26.3" table:style-name="ce2">
            <text:p>26,3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1" table:style-name="ce2">
            <text:p>27,1</text:p>
          </table:table-cell>
          <table:table-cell office:value-type="float" office:value="30.6" table:style-name="ce2">
            <text:p>30,6</text:p>
          </table:table-cell>
          <table:table-cell office:value-type="float" office:value="29.7" table:style-name="ce2">
            <text:p>29,7</text:p>
          </table:table-cell>
          <table:table-cell office:value-type="float" office:value="31" table:style-name="ce2">
            <text:p>31,0</text:p>
          </table:table-cell>
          <table:table-cell office:value-type="float" office:value="27.5" table:style-name="ce2">
            <text:p>27,5</text:p>
          </table:table-cell>
          <table:table-cell office:value-type="float" office:value="24.5" table:style-name="ce2">
            <text:p>24,5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19.8" table:style-name="ce2">
            <text:p>19,8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7" table:style-name="ce2">
            <text:p>17,7</text:p>
          </table:table-cell>
          <table:table-cell office:value-type="float" office:value="19.7" table:style-name="ce2">
            <text:p>19,7</text:p>
          </table:table-cell>
          <table:table-cell office:value-type="float" office:value="19.7" table:style-name="ce2">
            <text:p>19,7</text:p>
          </table:table-cell>
          <table:table-cell office:value-type="float" office:value="16.3" table:style-name="ce2">
            <text:p>16,3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8" table:style-name="ce2">
            <text:p>13,8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0.6" table:style-name="ce2">
            <text:p>20,6</text:p>
          </table:table-cell>
          <table:table-cell office:value-type="float" office:value="22.2" table:style-name="ce2">
            <text:p>22,2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5" table:style-name="ce2">
            <text:p>25,0</text:p>
          </table:table-cell>
          <table:table-cell office:value-type="float" office:value="26.5" table:style-name="ce2">
            <text:p>26,5</text:p>
          </table:table-cell>
          <table:table-cell office:value-type="float" office:value="27.8" table:style-name="ce2">
            <text:p>27,8</text:p>
          </table:table-cell>
          <table:table-cell office:value-type="float" office:value="29.9" table:style-name="ce2">
            <text:p>29,9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office:value-type="float" office:value="28.2" table:style-name="ce2">
            <text:p>28,2</text:p>
          </table:table-cell>
          <table:table-cell office:value-type="float" office:value="27.2" table:style-name="ce2">
            <text:p>27,2</text:p>
          </table:table-cell>
          <table:table-cell office:value-type="float" office:value="22.8" table:style-name="ce2">
            <text:p>22,8</text:p>
          </table:table-cell>
          <table:table-cell office:value-type="float" office:value="22.9" table:style-name="ce2">
            <text:p>22,9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7.3" table:style-name="ce2">
            <text:p>17,3</text:p>
          </table:table-cell>
          <table:table-cell office:value-type="float" office:value="18.3" table:style-name="ce2">
            <text:p>18,3</text:p>
          </table:table-cell>
          <table:table-cell office:value-type="float" office:value="18" table:style-name="ce2">
            <text:p>18,0</text:p>
          </table:table-cell>
          <table:table-cell office:value-type="float" office:value="17.2" table:style-name="ce2">
            <text:p>17,2</text:p>
          </table:table-cell>
          <table:table-cell office:value-type="float" office:value="14" table:style-name="ce2">
            <text:p>14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1.3" table:style-name="ce2">
            <text:p>21,3</text:p>
          </table:table-cell>
          <table:table-cell office:value-type="float" office:value="26" table:style-name="ce2">
            <text:p>26,0</text:p>
          </table:table-cell>
          <table:table-cell office:value-type="float" office:value="26.1" table:style-name="ce2">
            <text:p>26,1</text:p>
          </table:table-cell>
          <table:table-cell office:value-type="float" office:value="26.5" table:style-name="ce2">
            <text:p>26,5</text:p>
          </table:table-cell>
          <table:table-cell office:value-type="float" office:value="25.7" table:style-name="ce2">
            <text:p>25,7</text:p>
          </table:table-cell>
          <table:table-cell office:value-type="float" office:value="27.6" table:style-name="ce2">
            <text:p>27,6</text:p>
          </table:table-cell>
          <table:table-cell office:value-type="float" office:value="27.6" table:style-name="ce2">
            <text:p>27,6</text:p>
          </table:table-cell>
          <table:table-cell office:value-type="float" office:value="30.8" table:style-name="ce2">
            <text:p>30,8</text:p>
          </table:table-cell>
          <table:table-cell office:value-type="float" office:value="28.2" table:style-name="ce2">
            <text:p>28,2</text:p>
          </table:table-cell>
          <table:table-cell office:value-type="float" office:value="28" table:style-name="ce2">
            <text:p>28,0</text:p>
          </table:table-cell>
          <table:table-cell office:value-type="float" office:value="28.3" table:style-name="ce2">
            <text:p>28,3</text:p>
          </table:table-cell>
          <table:table-cell office:value-type="float" office:value="25.7" table:style-name="ce2">
            <text:p>25,7</text:p>
          </table:table-cell>
          <table:table-cell office:value-type="float" office:value="22.9" table:style-name="ce2">
            <text:p>22,9</text:p>
          </table:table-cell>
          <table:table-cell office:value-type="float" office:value="23.5" table:style-name="ce2">
            <text:p>23,5</text:p>
          </table:table-cell>
          <table:table-cell office:value-type="float" office:value="19.2" table:style-name="ce2">
            <text:p>19,2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2">
            <text:p>17,5</text:p>
          </table:table-cell>
          <table:table-cell office:value-type="float" office:value="18.8" table:style-name="ce2">
            <text:p>18,8</text:p>
          </table:table-cell>
          <table:table-cell office:value-type="float" office:value="21" table:style-name="ce2">
            <text:p>21,0</text:p>
          </table:table-cell>
          <table:table-cell office:value-type="float" office:value="18.8" table:style-name="ce2">
            <text:p>18,8</text:p>
          </table:table-cell>
          <table:table-cell office:value-type="float" office:value="18.5" table:style-name="ce2">
            <text:p>18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5.5" table:style-name="ce2">
            <text:p>15,5</text:p>
          </table:table-cell>
          <table:table-cell office:value-type="float" office:value="19.3" table:style-name="ce2">
            <text:p>19,3</text:p>
          </table:table-cell>
          <table:table-cell office:value-type="float" office:value="21.1" table:style-name="ce2">
            <text:p>21,1</text:p>
          </table:table-cell>
          <table:table-cell office:value-type="float" office:value="25.6" table:style-name="ce2">
            <text:p>25,6</text:p>
          </table:table-cell>
          <table:table-cell office:value-type="float" office:value="25.8" table:style-name="ce2">
            <text:p>25,8</text:p>
          </table:table-cell>
          <table:table-cell office:value-type="float" office:value="24.2" table:style-name="ce2">
            <text:p>24,2</text:p>
          </table:table-cell>
          <table:table-cell office:value-type="float" office:value="25.7" table:style-name="ce2">
            <text:p>25,7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office:value-type="float" office:value="28.7" table:style-name="ce2">
            <text:p>28,7</text:p>
          </table:table-cell>
          <table:table-cell office:value-type="float" office:value="30.8" table:style-name="ce2">
            <text:p>30,8</text:p>
          </table:table-cell>
          <table:table-cell office:value-type="float" office:value="27.8" table:style-name="ce2">
            <text:p>27,8</text:p>
          </table:table-cell>
          <table:table-cell office:value-type="float" office:value="28.6" table:style-name="ce2">
            <text:p>28,6</text:p>
          </table:table-cell>
          <table:table-cell office:value-type="float" office:value="26.7" table:style-name="ce2">
            <text:p>26,7</text:p>
          </table:table-cell>
          <table:table-cell office:value-type="float" office:value="22.3" table:style-name="ce2">
            <text:p>22,3</text:p>
          </table:table-cell>
          <table:table-cell office:value-type="float" office:value="22" table:style-name="ce2">
            <text:p>22,0</text:p>
          </table:table-cell>
          <table:table-cell office:value-type="float" office:value="21.8" table:style-name="ce2">
            <text:p>21,8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6" table:style-name="ce2">
            <text:p>20,6</text:p>
          </table:table-cell>
          <table:table-cell office:value-type="float" office:value="20.2" table:style-name="ce2">
            <text:p>20,2</text:p>
          </table:table-cell>
          <table:table-cell office:value-type="float" office:value="19.7" table:style-name="ce2">
            <text:p>19,7</text:p>
          </table:table-cell>
          <table:table-cell office:value-type="float" office:value="17.8" table:style-name="ce2">
            <text:p>17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6" table:style-name="ce2">
            <text:p>13,6</text:p>
          </table:table-cell>
          <table:table-cell office:value-type="float" office:value="20" table:style-name="ce2">
            <text:p>20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6.5" table:style-name="ce2">
            <text:p>26,5</text:p>
          </table:table-cell>
          <table:table-cell office:value-type="float" office:value="29.7" table:style-name="ce2">
            <text:p>29,7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3" table:style-name="ce2">
            <text:p>27,3</text:p>
          </table:table-cell>
          <table:table-cell office:value-type="float" office:value="29.5" table:style-name="ce2">
            <text:p>29,5</text:p>
          </table:table-cell>
          <table:table-cell office:value-type="float" office:value="27.1" table:style-name="ce2">
            <text:p>27,1</text:p>
          </table:table-cell>
          <table:table-cell office:value-type="float" office:value="22.2" table:style-name="ce2">
            <text:p>22,2</text:p>
          </table:table-cell>
          <table:table-cell office:value-type="float" office:value="21.4" table:style-name="ce2">
            <text:p>21,4</text:p>
          </table:table-cell>
          <table:table-cell office:value-type="float" office:value="21.3" table:style-name="ce2">
            <text:p>21,3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5" table:style-name="ce2">
            <text:p>20,5</text:p>
          </table:table-cell>
          <table:table-cell office:value-type="float" office:value="20" table:style-name="ce2">
            <text:p>20,0</text:p>
          </table:table-cell>
          <table:table-cell office:value-type="float" office:value="20.5" table:style-name="ce2">
            <text:p>20,5</text:p>
          </table:table-cell>
          <table:table-cell office:value-type="float" office:value="17.2" table:style-name="ce2">
            <text:p>17,2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8.3" table:style-name="ce2">
            <text:p>18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2" table:style-name="ce2">
            <text:p>23,2</text:p>
          </table:table-cell>
          <table:table-cell office:value-type="float" office:value="24.3" table:style-name="ce2">
            <text:p>24,3</text:p>
          </table:table-cell>
          <table:table-cell office:value-type="float" office:value="27.5" table:style-name="ce2">
            <text:p>27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28.2" table:style-name="ce2">
            <text:p>28,2</text:p>
          </table:table-cell>
          <table:table-cell office:value-type="float" office:value="27.4" table:style-name="ce2">
            <text:p>27,4</text:p>
          </table:table-cell>
          <table:table-cell office:value-type="float" office:value="28" table:style-name="ce2">
            <text:p>28,0</text:p>
          </table:table-cell>
          <table:table-cell office:value-type="float" office:value="25.6" table:style-name="ce2">
            <text:p>25,6</text:p>
          </table:table-cell>
          <table:table-cell office:value-type="float" office:value="21.6" table:style-name="ce2">
            <text:p>21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4" table:style-name="ce2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3" table:style-name="ce2">
            <text:p>18,3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" table:style-name="ce2">
            <text:p>17,0</text:p>
          </table:table-cell>
          <table:table-cell office:value-type="float" office:value="13.2" table:style-name="ce2">
            <text:p>13,2</text:p>
          </table:table-cell>
          <table:table-cell office:value-type="float" office:value="21.9" table:style-name="ce2">
            <text:p>21,9</text:p>
          </table:table-cell>
          <table:table-cell office:value-type="float" office:value="22.8" table:style-name="ce2">
            <text:p>22,8</text:p>
          </table:table-cell>
          <table:table-cell office:value-type="float" office:value="23.5" table:style-name="ce2">
            <text:p>23,5</text:p>
          </table:table-cell>
          <table:table-cell office:value-type="float" office:value="25.8" table:style-name="ce2">
            <text:p>25,8</text:p>
          </table:table-cell>
          <table:table-cell office:value-type="float" office:value="27.2" table:style-name="ce2">
            <text:p>27,2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6.3" table:style-name="ce2">
            <text:p>26,3</text:p>
          </table:table-cell>
          <table:table-cell office:value-type="float" office:value="27.5" table:style-name="ce2">
            <text:p>27,5</text:p>
          </table:table-cell>
          <table:table-cell office:value-type="float" office:value="30.6" table:style-name="ce2">
            <text:p>30,6</text:p>
          </table:table-cell>
          <table:table-cell office:value-type="float" office:value="28.8" table:style-name="ce2">
            <text:p>28,8</text:p>
          </table:table-cell>
          <table:table-cell office:value-type="float" office:value="31" table:style-name="ce2">
            <text:p>31,0</text:p>
          </table:table-cell>
          <table:table-cell office:value-type="float" office:value="28" table:style-name="ce2">
            <text:p>28,0</text:p>
          </table:table-cell>
          <table:table-cell office:value-type="float" office:value="25.3" table:style-name="ce2">
            <text:p>25,3</text:p>
          </table:table-cell>
          <table:table-cell office:value-type="float" office:value="23.6" table:style-name="ce2">
            <text:p>23,6</text:p>
          </table:table-cell>
          <table:table-cell office:value-type="float" office:value="21.9" table:style-name="ce2">
            <text:p>21,9</text:p>
          </table:table-cell>
          <table:table-cell office:value-type="float" office:value="21.8" table:style-name="ce2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8.7" table:style-name="ce2">
            <text:p>18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8.8" table:style-name="ce2">
            <text:p>18,8</text:p>
          </table:table-cell>
          <table:table-cell office:value-type="float" office:value="13.8" table:style-name="ce2">
            <text:p>13,8</text:p>
          </table:table-cell>
          <table:table-cell office:value-type="float" office:value="18.2" table:style-name="ce2">
            <text:p>18,2</text:p>
          </table:table-cell>
          <table:table-cell office:value-type="float" office:value="23.7" table:style-name="ce2">
            <text:p>23,7</text:p>
          </table:table-cell>
          <table:table-cell office:value-type="float" office:value="24.3" table:style-name="ce2">
            <text:p>24,3</text:p>
          </table:table-cell>
          <table:table-cell office:value-type="float" office:value="23.3" table:style-name="ce2">
            <text:p>23,3</text:p>
          </table:table-cell>
          <table:table-cell office:value-type="float" office:value="24.8" table:style-name="ce2">
            <text:p>24,8</text:p>
          </table:table-cell>
          <table:table-cell office:value-type="float" office:value="25.2" table:style-name="ce2">
            <text:p>25,2</text:p>
          </table:table-cell>
          <table:table-cell office:value-type="float" office:value="28.9" table:style-name="ce2">
            <text:p>28,9</text:p>
          </table:table-cell>
          <table:table-cell office:value-type="float" office:value="26.4" table:style-name="ce2">
            <text:p>26,4</text:p>
          </table:table-cell>
          <table:table-cell office:value-type="float" office:value="29" table:style-name="ce2">
            <text:p>29,0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30" table:style-name="ce2">
            <text:p>30,0</text:p>
          </table:table-cell>
          <table:table-cell office:value-type="float" office:value="24.9" table:style-name="ce2">
            <text:p>24,9</text:p>
          </table:table-cell>
          <table:table-cell office:value-type="float" office:value="24.4" table:style-name="ce2">
            <text:p>24,4</text:p>
          </table:table-cell>
          <table:table-cell office:value-type="float" office:value="21.6" table:style-name="ce2">
            <text:p>21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2" table:style-name="ce2">
            <text:p>17,2</text:p>
          </table:table-cell>
          <table:table-cell office:value-type="float" office:value="20.7" table:style-name="ce2">
            <text:p>20,7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6" table:style-name="ce2">
            <text:p>16,0</text:p>
          </table:table-cell>
          <table:table-cell office:value-type="float" office:value="13.6" table:style-name="ce2">
            <text:p>13,6</text:p>
          </table:table-cell>
          <table:table-cell office:value-type="float" office:value="20.5" table:style-name="ce2">
            <text:p>20,5</text:p>
          </table:table-cell>
          <table:table-cell office:value-type="float" office:value="23.3" table:style-name="ce2">
            <text:p>23,3</text:p>
          </table:table-cell>
          <table:table-cell office:value-type="float" office:value="24.7" table:style-name="ce2">
            <text:p>24,7</text:p>
          </table:table-cell>
          <table:table-cell office:value-type="float" office:value="26.6" table:style-name="ce2">
            <text:p>26,6</text:p>
          </table:table-cell>
          <table:table-cell office:value-type="float" office:value="24.4" table:style-name="ce2">
            <text:p>24,4</text:p>
          </table:table-cell>
          <table:table-cell office:value-type="float" office:value="28.5" table:style-name="ce2">
            <text:p>28,5</text:p>
          </table:table-cell>
          <table:table-cell office:value-type="float" office:value="26.9" table:style-name="ce2">
            <text:p>26,9</text:p>
          </table:table-cell>
          <table:table-cell office:value-type="float" office:value="26.1" table:style-name="ce2">
            <text:p>26,1</text:p>
          </table:table-cell>
          <table:table-cell office:value-type="float" office:value="27.9" table:style-name="ce2">
            <text:p>27,9</text:p>
          </table:table-cell>
          <table:table-cell office:value-type="float" office:value="29.3" table:style-name="ce2">
            <text:p>29,3</text:p>
          </table:table-cell>
          <table:table-cell office:value-type="float" office:value="27.2" table:style-name="ce2">
            <text:p>27,2</text:p>
          </table:table-cell>
          <table:table-cell office:value-type="float" office:value="29.9" table:style-name="ce2">
            <text:p>29,9</text:p>
          </table:table-cell>
          <table:table-cell office:value-type="float" office:value="25.4" table:style-name="ce2">
            <text:p>25,4</text:p>
          </table:table-cell>
          <table:table-cell office:value-type="float" office:value="25.3" table:style-name="ce2">
            <text:p>25,3</text:p>
          </table:table-cell>
          <table:table-cell office:value-type="float" office:value="22.9" table:style-name="ce2">
            <text:p>22,9</text:p>
          </table:table-cell>
          <table:table-cell office:value-type="float" office:value="18.3" table:style-name="ce2">
            <text:p>18,3</text:p>
          </table:table-cell>
          <table:table-cell office:value-type="float" office:value="19.100000000000001" table:style-name="ce2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2">
            <text:p>20,0</text:p>
          </table:table-cell>
          <table:table-cell office:value-type="float" office:value="19.7" table:style-name="ce2">
            <text:p>19,7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8.2" table:style-name="ce2">
            <text:p>18,2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3" table:style-name="ce2">
            <text:p>13,0</text:p>
          </table:table-cell>
          <table:table-cell office:value-type="float" office:value="20.9" table:style-name="ce2">
            <text:p>20,9</text:p>
          </table:table-cell>
          <table:table-cell office:value-type="float" office:value="23.7" table:style-name="ce2">
            <text:p>23,7</text:p>
          </table:table-cell>
          <table:table-cell office:value-type="float" office:value="23.9" table:style-name="ce2">
            <text:p>23,9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5.1" table:style-name="ce2">
            <text:p>25,1</text:p>
          </table:table-cell>
          <table:table-cell office:value-type="float" office:value="28.6" table:style-name="ce2">
            <text:p>28,6</text:p>
          </table:table-cell>
          <table:table-cell office:value-type="float" office:value="30" table:style-name="ce2">
            <text:p>30,0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style-name="ce2">
            <text:p>29,1</text:p>
          </table:table-cell>
          <table:table-cell office:value-type="float" office:value="28.8" table:style-name="ce2">
            <text:p>28,8</text:p>
          </table:table-cell>
          <table:table-cell office:value-type="float" office:value="27.1" table:style-name="ce2">
            <text:p>27,1</text:p>
          </table:table-cell>
          <table:table-cell office:value-type="float" office:value="27.5" table:style-name="ce2">
            <text:p>27,5</text:p>
          </table:table-cell>
          <table:table-cell office:value-type="float" office:value="24.3" table:style-name="ce2">
            <text:p>24,3</text:p>
          </table:table-cell>
          <table:table-cell office:value-type="float" office:value="23.5" table:style-name="ce2">
            <text:p>23,5</text:p>
          </table:table-cell>
          <table:table-cell office:value-type="float" office:value="20.7" table:style-name="ce2">
            <text:p>20,7</text:p>
          </table:table-cell>
          <table:table-cell office:value-type="float" office:value="18.899999999999999" table:style-name="ce2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2">
            <text:p>20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office:value-type="float" office:value="19.8" table:style-name="ce2">
            <text:p>19,8</text:p>
          </table:table-cell>
          <table:table-cell office:value-type="float" office:value="22.3" table:style-name="ce2">
            <text:p>22,3</text:p>
          </table:table-cell>
          <table:table-cell office:value-type="float" office:value="22.5" table:style-name="ce2">
            <text:p>22,5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3" table:style-name="ce2">
            <text:p>26,3</text:p>
          </table:table-cell>
          <table:table-cell office:value-type="float" office:value="29" table:style-name="ce2">
            <text:p>29,0</text:p>
          </table:table-cell>
          <table:table-cell office:value-type="float" office:value="29.6" table:style-name="ce2">
            <text:p>29,6</text:p>
          </table:table-cell>
          <table:table-cell office:value-type="float" office:value="28.4" table:style-name="ce2">
            <text:p>28,4</text:p>
          </table:table-cell>
          <table:table-cell office:value-type="float" office:value="28.1" table:style-name="ce2">
            <text:p>28,1</text:p>
          </table:table-cell>
          <table:table-cell office:value-type="float" office:value="28.7" table:style-name="ce2">
            <text:p>28,7</text:p>
          </table:table-cell>
          <table:table-cell office:value-type="float" office:value="28.8" table:style-name="ce2">
            <text:p>28,8</text:p>
          </table:table-cell>
          <table:table-cell office:value-type="float" office:value="25.6" table:style-name="ce2">
            <text:p>25,6</text:p>
          </table:table-cell>
          <table:table-cell office:value-type="float" office:value="23.1" table:style-name="ce2">
            <text:p>23,1</text:p>
          </table:table-cell>
          <table:table-cell office:value-type="float" office:value="20.9" table:style-name="ce2">
            <text:p>20,9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6.3" table:style-name="ce2">
            <text:p>16,3</text:p>
          </table:table-cell>
          <table:table-cell office:value-type="float" office:value="13.1" table:style-name="ce2">
            <text:p>13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7.9" table:style-name="ce2">
            <text:p>27,9</text:p>
          </table:table-cell>
          <table:table-cell office:value-type="float" office:value="25.3" table:style-name="ce2">
            <text:p>25,3</text:p>
          </table:table-cell>
          <table:table-cell office:value-type="float" office:value="26.8" table:style-name="ce2">
            <text:p>26,8</text:p>
          </table:table-cell>
          <table:table-cell office:value-type="float" office:value="28.7" table:style-name="ce2">
            <text:p>28,7</text:p>
          </table:table-cell>
          <table:table-cell office:value-type="float" office:value="29.5" table:style-name="ce2">
            <text:p>29,5</text:p>
          </table:table-cell>
          <table:table-cell office:value-type="float" office:value="31" table:style-name="ce2">
            <text:p>31,0</text:p>
          </table:table-cell>
          <table:table-cell office:value-type="float" office:value="29.7" table:style-name="ce2">
            <text:p>29,7</text:p>
          </table:table-cell>
          <table:table-cell office:value-type="float" office:value="28.3" table:style-name="ce2">
            <text:p>28,3</text:p>
          </table:table-cell>
          <table:table-cell office:value-type="float" office:value="25.4" table:style-name="ce2">
            <text:p>25,4</text:p>
          </table:table-cell>
          <table:table-cell office:value-type="float" office:value="25.2" table:style-name="ce2">
            <text:p>25,2</text:p>
          </table:table-cell>
          <table:table-cell office:value-type="float" office:value="23.3" table:style-name="ce2">
            <text:p>23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2">
            <text:p>20,7</text:p>
          </table:table-cell>
          <table:table-cell office:value-type="float" office:value="18" table:style-name="ce2">
            <text:p>18,0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6.2" table:style-name="ce2">
            <text:p>16,2</text:p>
          </table:table-cell>
          <table:table-cell office:value-type="float" office:value="15.6" table:style-name="ce2">
            <text:p>15,6</text:p>
          </table:table-cell>
          <table:table-cell office:value-type="float" office:value="14.6" table:style-name="ce2">
            <text:p>14,6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2.3" table:style-name="ce2">
            <text:p>22,3</text:p>
          </table:table-cell>
          <table:table-cell office:value-type="float" office:value="24.4" table:style-name="ce2">
            <text:p>24,4</text:p>
          </table:table-cell>
          <table:table-cell office:value-type="float" office:value="24.6" table:style-name="ce2">
            <text:p>24,6</text:p>
          </table:table-cell>
          <table:table-cell office:value-type="float" office:value="27.1" table:style-name="ce2">
            <text:p>27,1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office:value-type="float" office:value="28.2" table:style-name="ce2">
            <text:p>28,2</text:p>
          </table:table-cell>
          <table:table-cell office:value-type="float" office:value="27.1" table:style-name="ce2">
            <text:p>27,1</text:p>
          </table:table-cell>
          <table:table-cell office:value-type="float" office:value="29.9" table:style-name="ce2">
            <text:p>29,9</text:p>
          </table:table-cell>
          <table:table-cell office:value-type="float" office:value="29.8" table:style-name="ce2">
            <text:p>29,8</text:p>
          </table:table-cell>
          <table:table-cell office:value-type="float" office:value="28.9" table:style-name="ce2">
            <text:p>28,9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2.1" table:style-name="ce2">
            <text:p>22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2">
            <text:p>20,6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8" table:style-name="ce2">
            <text:p>19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2" table:style-name="ce2">
            <text:p>13,2</text:p>
          </table:table-cell>
          <table:table-cell office:value-type="float" office:value="18" table:style-name="ce2">
            <text:p>18,0</text:p>
          </table:table-cell>
          <table:table-cell office:value-type="float" office:value="23.7" table:style-name="ce2">
            <text:p>23,7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7.4" table:style-name="ce2">
            <text:p>27,4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style-name="ce2">
            <text:p>26,9</text:p>
          </table:table-cell>
          <table:table-cell office:value-type="float" office:value="29.3" table:style-name="ce2">
            <text:p>29,3</text:p>
          </table:table-cell>
          <table:table-cell office:value-type="float" office:value="28.4" table:style-name="ce2">
            <text:p>28,4</text:p>
          </table:table-cell>
          <table:table-cell office:value-type="float" office:value="30.4" table:style-name="ce2">
            <text:p>30,4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8" table:style-name="ce2">
            <text:p>28,0</text:p>
          </table:table-cell>
          <table:table-cell office:value-type="float" office:value="22.7" table:style-name="ce2">
            <text:p>22,7</text:p>
          </table:table-cell>
          <table:table-cell office:value-type="float" office:value="21.5" table:style-name="ce2">
            <text:p>21,5</text:p>
          </table:table-cell>
          <table:table-cell office:value-type="float" office:value="21.8" table:style-name="ce2">
            <text:p>21,8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20.5" table:style-name="ce2">
            <text:p>20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6" table:style-name="ce2">
            <text:p>16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5.3" table:style-name="ce2">
            <text:p>15,3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6.7" table:style-name="ce2">
            <text:p>26,7</text:p>
          </table:table-cell>
          <table:table-cell office:value-type="float" office:value="27.5" table:style-name="ce2">
            <text:p>27,5</text:p>
          </table:table-cell>
          <table:table-cell office:value-type="float" office:value="26.4" table:style-name="ce2">
            <text:p>26,4</text:p>
          </table:table-cell>
          <table:table-cell office:value-type="float" office:value="27.4" table:style-name="ce2">
            <text:p>27,4</text:p>
          </table:table-cell>
          <table:table-cell office:value-type="float" office:value="29.3" table:style-name="ce2">
            <text:p>29,3</text:p>
          </table:table-cell>
          <table:table-cell office:value-type="float" office:value="28.8" table:style-name="ce2">
            <text:p>28,8</text:p>
          </table:table-cell>
          <table:table-cell office:value-type="float" office:value="27.2" table:style-name="ce2">
            <text:p>27,2</text:p>
          </table:table-cell>
          <table:table-cell office:value-type="float" office:value="27.1" table:style-name="ce2">
            <text:p>27,1</text:p>
          </table:table-cell>
          <table:table-cell office:value-type="float" office:value="27.3" table:style-name="ce2">
            <text:p>27,3</text:p>
          </table:table-cell>
          <table:table-cell office:value-type="float" office:value="27" table:style-name="ce2">
            <text:p>27,0</text:p>
          </table:table-cell>
          <table:table-cell office:value-type="float" office:value="22.3" table:style-name="ce2">
            <text:p>22,3</text:p>
          </table:table-cell>
          <table:table-cell office:value-type="float" office:value="21.3" table:style-name="ce2">
            <text:p>21,3</text:p>
          </table:table-cell>
          <table:table-cell office:value-type="float" office:value="21.9" table:style-name="ce2">
            <text:p>21,9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2">
            <text:p>27,0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7.2" table:style-name="ce2">
            <text:p>27,2</text:p>
          </table:table-cell>
          <table:table-cell office:value-type="float" office:value="23.8" table:style-name="ce2">
            <text:p>23,8</text:p>
          </table:table-cell>
          <table:table-cell office:value-type="float" office:value="23.6" table:style-name="ce2">
            <text:p>23,6</text:p>
          </table:table-cell>
          <table:table-cell office:value-type="float" office:value="23.9" table:style-name="ce2">
            <text:p>23,9</text:p>
          </table:table-cell>
          <table:table-cell office:value-type="float" office:value="26.9" table:style-name="ce2">
            <text:p>26,9</text:p>
          </table:table-cell>
          <table:table-cell office:value-type="float" office:value="27.2" table:style-name="ce2">
            <text:p>27,2</text:p>
          </table:table-cell>
          <table:table-cell office:value-type="float" office:value="31.2" table:style-name="ce2">
            <text:p>31,2</text:p>
          </table:table-cell>
          <table:table-cell office:value-type="float" office:value="31.7" table:style-name="ce2">
            <text:p>31,7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1" table:style-name="ce2">
            <text:p>37,1</text:p>
          </table:table-cell>
          <table:table-cell office:value-type="float" office:value="35.9" table:style-name="ce2">
            <text:p>35,9</text:p>
          </table:table-cell>
          <table:table-cell office:value-type="float" office:value="33" table:style-name="ce2">
            <text:p>33,0</text:p>
          </table:table-cell>
          <table:table-cell office:value-type="float" office:value="32.6" table:style-name="ce2">
            <text:p>32,6</text:p>
          </table:table-cell>
          <table:table-cell office:value-type="float" office:value="30.7" table:style-name="ce2">
            <text:p>30,7</text:p>
          </table:table-cell>
          <table:table-cell office:value-type="float" office:value="26.6" table:style-name="ce2">
            <text:p>26,6</text:p>
          </table:table-cell>
          <table:table-cell office:value-type="float" office:value="26.5" table:style-name="ce2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2" table:style-name="ce2">
            <text:p>26,2</text:p>
          </table:table-cell>
          <table:table-cell office:value-type="float" office:value="27.1" table:style-name="ce2">
            <text:p>27,1</text:p>
          </table:table-cell>
          <table:table-cell office:value-type="float" office:value="27.2" table:style-name="ce2">
            <text:p>27,2</text:p>
          </table:table-cell>
          <table:table-cell office:value-type="float" office:value="24.6" table:style-name="ce2">
            <text:p>24,6</text:p>
          </table:table-cell>
          <table:table-cell office:value-type="float" office:value="24.8" table:style-name="ce2">
            <text:p>24,8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29" table:style-name="ce2">
            <text:p>29,0</text:p>
          </table:table-cell>
          <table:table-cell office:value-type="float" office:value="29.7" table:style-name="ce2">
            <text:p>29,7</text:p>
          </table:table-cell>
          <table:table-cell office:value-type="float" office:value="33.4" table:style-name="ce2">
            <text:p>33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1" table:style-name="ce2">
            <text:p>37,1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3" table:style-name="ce2">
            <text:p>30,3</text:p>
          </table:table-cell>
          <table:table-cell office:value-type="float" office:value="29.1" table:style-name="ce2">
            <text:p>29,1</text:p>
          </table:table-cell>
          <table:table-cell office:value-type="float" office:value="28.3" table:style-name="ce2">
            <text:p>28,3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2">
            <text:p>24,9</text:p>
          </table:table-cell>
          <table:table-cell office:value-type="float" office:value="24.3" table:style-name="ce2">
            <text:p>24,3</text:p>
          </table:table-cell>
          <table:table-cell office:value-type="float" office:value="26.3" table:style-name="ce2">
            <text:p>26,3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2" table:style-name="ce2">
            <text:p>22,0</text:p>
          </table:table-cell>
          <table:table-cell office:value-type="float" office:value="21.2" table:style-name="ce2">
            <text:p>21,2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32.4" table:style-name="ce2">
            <text:p>32,4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1.6" table:style-name="ce2">
            <text:p>31,6</text:p>
          </table:table-cell>
          <table:table-cell office:value-type="float" office:value="35.4" table:style-name="ce2">
            <text:p>35,4</text:p>
          </table:table-cell>
          <table:table-cell office:value-type="float" office:value="34.4" table:style-name="ce2">
            <text:p>34,4</text:p>
          </table:table-cell>
          <table:table-cell office:value-type="float" office:value="36" table:style-name="ce2">
            <text:p>36,0</text:p>
          </table:table-cell>
          <table:table-cell office:value-type="float" office:value="34.9" table:style-name="ce2">
            <text:p>34,9</text:p>
          </table:table-cell>
          <table:table-cell office:value-type="float" office:value="37.9" table:style-name="ce2">
            <text:p>37,9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6" table:style-name="ce2">
            <text:p>36,6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29.5" table:style-name="ce2">
            <text:p>29,5</text:p>
          </table:table-cell>
          <table:table-cell office:value-type="float" office:value="30.1" table:style-name="ce2">
            <text:p>30,1</text:p>
          </table:table-cell>
          <table:table-cell office:value-type="float" office:value="26.4" table:style-name="ce2">
            <text:p>26,4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4.7" table:style-name="ce2">
            <text:p>24,7</text:p>
          </table:table-cell>
          <table:table-cell office:value-type="float" office:value="27.8" table:style-name="ce2">
            <text:p>27,8</text:p>
          </table:table-cell>
          <table:table-cell office:value-type="float" office:value="24.1" table:style-name="ce2">
            <text:p>24,1</text:p>
          </table:table-cell>
          <table:table-cell office:value-type="float" office:value="25.8" table:style-name="ce2">
            <text:p>25,8</text:p>
          </table:table-cell>
          <table:table-cell office:value-type="float" office:value="21.2" table:style-name="ce2">
            <text:p>21,2</text:p>
          </table:table-cell>
          <table:table-cell office:value-type="float" office:value="27.9" table:style-name="ce2">
            <text:p>27,9</text:p>
          </table:table-cell>
          <table:table-cell office:value-type="float" office:value="29.1" table:style-name="ce2">
            <text:p>29,1</text:p>
          </table:table-cell>
          <table:table-cell office:value-type="float" office:value="30.4" table:style-name="ce2">
            <text:p>30,4</text:p>
          </table:table-cell>
          <table:table-cell office:value-type="float" office:value="31.7" table:style-name="ce2">
            <text:p>31,7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9" table:style-name="ce2">
            <text:p>37,9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4.1" table:style-name="ce2">
            <text:p>34,1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2.6" table:style-name="ce2">
            <text:p>32,6</text:p>
          </table:table-cell>
          <table:table-cell office:value-type="float" office:value="30.2" table:style-name="ce2">
            <text:p>30,2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2">
            <text:p>25,9</text:p>
          </table:table-cell>
          <table:table-cell office:value-type="float" office:value="26.6" table:style-name="ce2">
            <text:p>26,6</text:p>
          </table:table-cell>
          <table:table-cell office:value-type="float" office:value="24.8" table:style-name="ce2">
            <text:p>24,8</text:p>
          </table:table-cell>
          <table:table-cell office:value-type="float" office:value="28" table:style-name="ce2">
            <text:p>28,0</text:p>
          </table:table-cell>
          <table:table-cell office:value-type="float" office:value="23.5" table:style-name="ce2">
            <text:p>23,5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6.1" table:style-name="ce2">
            <text:p>26,1</text:p>
          </table:table-cell>
          <table:table-cell office:value-type="float" office:value="27.6" table:style-name="ce2">
            <text:p>27,6</text:p>
          </table:table-cell>
          <table:table-cell office:value-type="float" office:value="31.9" table:style-name="ce2">
            <text:p>31,9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1" table:style-name="ce2">
            <text:p>33,1</text:p>
          </table:table-cell>
          <table:table-cell office:value-type="float" office:value="32" table:style-name="ce2">
            <text:p>32,0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7.4" table:style-name="ce2">
            <text:p>37,4</text:p>
          </table:table-cell>
          <table:table-cell office:value-type="float" office:value="36" table:style-name="ce2">
            <text:p>36,0</text:p>
          </table:table-cell>
          <table:table-cell office:value-type="float" office:value="35.6" table:style-name="ce2">
            <text:p>35,6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2.4" table:style-name="ce2">
            <text:p>32,4</text:p>
          </table:table-cell>
          <table:table-cell office:value-type="float" office:value="31.8" table:style-name="ce2">
            <text:p>31,8</text:p>
          </table:table-cell>
          <table:table-cell office:value-type="float" office:value="30" table:style-name="ce2">
            <text:p>30,0</text:p>
          </table:table-cell>
          <table:table-cell office:value-type="float" office:value="27.8" table:style-name="ce2">
            <text:p>27,8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2">
            <text:p>24,7</text:p>
          </table:table-cell>
          <table:table-cell office:value-type="float" office:value="27.6" table:style-name="ce2">
            <text:p>27,6</text:p>
          </table:table-cell>
          <table:table-cell office:value-type="float" office:value="24.9" table:style-name="ce2">
            <text:p>24,9</text:p>
          </table:table-cell>
          <table:table-cell office:value-type="float" office:value="25.9" table:style-name="ce2">
            <text:p>25,9</text:p>
          </table:table-cell>
          <table:table-cell office:value-type="float" office:value="24.3" table:style-name="ce2">
            <text:p>24,3</text:p>
          </table:table-cell>
          <table:table-cell office:value-type="float" office:value="22.1" table:style-name="ce2">
            <text:p>22,1</text:p>
          </table:table-cell>
          <table:table-cell office:value-type="float" office:value="22.4" table:style-name="ce2">
            <text:p>22,4</text:p>
          </table:table-cell>
          <table:table-cell office:value-type="float" office:value="26.3" table:style-name="ce2">
            <text:p>26,3</text:p>
          </table:table-cell>
          <table:table-cell office:value-type="float" office:value="28.2" table:style-name="ce2">
            <text:p>28,2</text:p>
          </table:table-cell>
          <table:table-cell office:value-type="float" office:value="32" table:style-name="ce2">
            <text:p>32,0</text:p>
          </table:table-cell>
          <table:table-cell office:value-type="float" office:value="30.1" table:style-name="ce2">
            <text:p>30,1</text:p>
          </table:table-cell>
          <table:table-cell office:value-type="float" office:value="33.1" table:style-name="ce2">
            <text:p>33,1</text:p>
          </table:table-cell>
          <table:table-cell office:value-type="float" office:value="34.6" table:style-name="ce2">
            <text:p>34,6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6.6" table:style-name="ce2">
            <text:p>36,6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9" table:style-name="ce2">
            <text:p>34,9</text:p>
          </table:table-cell>
          <table:table-cell office:value-type="float" office:value="37.4" table:style-name="ce2">
            <text:p>37,4</text:p>
          </table:table-cell>
          <table:table-cell office:value-type="float" office:value="34.4" table:style-name="ce2">
            <text:p>34,4</text:p>
          </table:table-cell>
          <table:table-cell office:value-type="float" office:value="31.6" table:style-name="ce2">
            <text:p>31,6</text:p>
          </table:table-cell>
          <table:table-cell office:value-type="float" office:value="28.3" table:style-name="ce2">
            <text:p>28,3</text:p>
          </table:table-cell>
          <table:table-cell office:value-type="float" office:value="25.9" table:style-name="ce2">
            <text:p>25,9</text:p>
          </table:table-cell>
          <table:table-cell office:value-type="float" office:value="25.7" table:style-name="ce2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4" table:style-name="ce2">
            <text:p>26,4</text:p>
          </table:table-cell>
          <table:table-cell office:value-type="float" office:value="25.1" table:style-name="ce2">
            <text:p>25,1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5.5" table:style-name="ce2">
            <text:p>25,5</text:p>
          </table:table-cell>
          <table:table-cell office:value-type="float" office:value="22.4" table:style-name="ce2">
            <text:p>22,4</text:p>
          </table:table-cell>
          <table:table-cell office:value-type="float" office:value="25.5" table:style-name="ce2">
            <text:p>25,5</text:p>
          </table:table-cell>
          <table:table-cell office:value-type="float" office:value="28.5" table:style-name="ce2">
            <text:p>28,5</text:p>
          </table:table-cell>
          <table:table-cell office:value-type="float" office:value="31" table:style-name="ce2">
            <text:p>31,0</text:p>
          </table:table-cell>
          <table:table-cell office:value-type="float" office:value="31.2" table:style-name="ce2">
            <text:p>31,2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4" table:style-name="ce2">
            <text:p>34,4</text:p>
          </table:table-cell>
          <table:table-cell office:value-type="float" office:value="35.6" table:style-name="ce2">
            <text:p>35,6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6.4" table:style-name="ce2">
            <text:p>36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9.6" table:style-name="ce2">
            <text:p>29,6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2">
            <text:p>26,7</text:p>
          </table:table-cell>
          <table:table-cell office:value-type="float" office:value="24.8" table:style-name="ce2">
            <text:p>24,8</text:p>
          </table:table-cell>
          <table:table-cell office:value-type="float" office:value="24.6" table:style-name="ce2">
            <text:p>24,6</text:p>
          </table:table-cell>
          <table:table-cell office:value-type="float" office:value="24.7" table:style-name="ce2">
            <text:p>24,7</text:p>
          </table:table-cell>
          <table:table-cell office:value-type="float" office:value="24.7" table:style-name="ce2">
            <text:p>24,7</text:p>
          </table:table-cell>
          <table:table-cell office:value-type="float" office:value="25.3" table:style-name="ce2">
            <text:p>25,3</text:p>
          </table:table-cell>
          <table:table-cell office:value-type="float" office:value="21.7" table:style-name="ce2">
            <text:p>21,7</text:p>
          </table:table-cell>
          <table:table-cell office:value-type="float" office:value="26.7" table:style-name="ce2">
            <text:p>26,7</text:p>
          </table:table-cell>
          <table:table-cell office:value-type="float" office:value="28.8" table:style-name="ce2">
            <text:p>28,8</text:p>
          </table:table-cell>
          <table:table-cell office:value-type="float" office:value="30" table:style-name="ce2">
            <text:p>30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4.1" table:style-name="ce2">
            <text:p>34,1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2.9" table:style-name="ce2">
            <text:p>32,9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1" table:style-name="ce2">
            <text:p>32,1</text:p>
          </table:table-cell>
          <table:table-cell office:value-type="float" office:value="29.4" table:style-name="ce2">
            <text:p>29,4</text:p>
          </table:table-cell>
          <table:table-cell office:value-type="float" office:value="30.5" table:style-name="ce2">
            <text:p>30,5</text:p>
          </table:table-cell>
          <table:table-cell office:value-type="float" office:value="25.4" table:style-name="ce2">
            <text:p>25,4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2">
            <text:p>27,3</text:p>
          </table:table-cell>
          <table:table-cell office:value-type="float" office:value="24.9" table:style-name="ce2">
            <text:p>24,9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30.5" table:style-name="ce2">
            <text:p>30,5</text:p>
          </table:table-cell>
          <table:table-cell office:value-type="float" office:value="34" table:style-name="ce2">
            <text:p>34,0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9" table:style-name="ce2">
            <text:p>33,9</text:p>
          </table:table-cell>
          <table:table-cell office:value-type="float" office:value="33" table:style-name="ce2">
            <text:p>33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4.4" table:style-name="ce2">
            <text:p>34,4</text:p>
          </table:table-cell>
          <table:table-cell office:value-type="float" office:value="36.4" table:style-name="ce2">
            <text:p>36,4</text:p>
          </table:table-cell>
          <table:table-cell office:value-type="float" office:value="34" table:style-name="ce2">
            <text:p>34,0</text:p>
          </table:table-cell>
          <table:table-cell office:value-type="float" office:value="29" table:style-name="ce2">
            <text:p>29,0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2">
            <text:p>26,0</text:p>
          </table:table-cell>
          <table:table-cell office:value-type="float" office:value="26.5" table:style-name="ce2">
            <text:p>26,5</text:p>
          </table:table-cell>
          <table:table-cell office:value-type="float" office:value="27.7" table:style-name="ce2">
            <text:p>27,7</text:p>
          </table:table-cell>
          <table:table-cell office:value-type="float" office:value="26.7" table:style-name="ce2">
            <text:p>26,7</text:p>
          </table:table-cell>
          <table:table-cell office:value-type="float" office:value="25.7" table:style-name="ce2">
            <text:p>25,7</text:p>
          </table:table-cell>
          <table:table-cell office:value-type="float" office:value="25.2" table:style-name="ce2">
            <text:p>25,2</text:p>
          </table:table-cell>
          <table:table-cell office:value-type="float" office:value="22.5" table:style-name="ce2">
            <text:p>22,5</text:p>
          </table:table-cell>
          <table:table-cell office:value-type="float" office:value="27.2" table:style-name="ce2">
            <text:p>27,2</text:p>
          </table:table-cell>
          <table:table-cell office:value-type="float" office:value="31" table:style-name="ce2">
            <text:p>31,0</text:p>
          </table:table-cell>
          <table:table-cell office:value-type="float" office:value="32.1" table:style-name="ce2">
            <text:p>32,1</text:p>
          </table:table-cell>
          <table:table-cell office:value-type="float" office:value="31.4" table:style-name="ce2">
            <text:p>31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9" table:style-name="ce2">
            <text:p>32,9</text:p>
          </table:table-cell>
          <table:table-cell office:value-type="float" office:value="32.6" table:style-name="ce2">
            <text:p>32,6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" table:style-name="ce2">
            <text:p>36,0</text:p>
          </table:table-cell>
          <table:table-cell office:value-type="float" office:value="36.1" table:style-name="ce2">
            <text:p>36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.1" table:style-name="ce2">
            <text:p>34,1</text:p>
          </table:table-cell>
          <table:table-cell office:value-type="float" office:value="32.1" table:style-name="ce2">
            <text:p>32,1</text:p>
          </table:table-cell>
          <table:table-cell office:value-type="float" office:value="29.6" table:style-name="ce2">
            <text:p>29,6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2">
            <text:p>27,1</text:p>
          </table:table-cell>
          <table:table-cell office:value-type="float" office:value="24.8" table:style-name="ce2">
            <text:p>24,8</text:p>
          </table:table-cell>
          <table:table-cell office:value-type="float" office:value="25.3" table:style-name="ce2">
            <text:p>25,3</text:p>
          </table:table-cell>
          <table:table-cell office:value-type="float" office:value="27.7" table:style-name="ce2">
            <text:p>27,7</text:p>
          </table:table-cell>
          <table:table-cell office:value-type="float" office:value="24.9" table:style-name="ce2">
            <text:p>24,9</text:p>
          </table:table-cell>
          <table:table-cell office:value-type="float" office:value="25.7" table:style-name="ce2">
            <text:p>25,7</text:p>
          </table:table-cell>
          <table:table-cell office:value-type="float" office:value="21.5" table:style-name="ce2">
            <text:p>21,5</text:p>
          </table:table-cell>
          <table:table-cell office:value-type="float" office:value="26.5" table:style-name="ce2">
            <text:p>26,5</text:p>
          </table:table-cell>
          <table:table-cell office:value-type="float" office:value="29.3" table:style-name="ce2">
            <text:p>29,3</text:p>
          </table:table-cell>
          <table:table-cell office:value-type="float" office:value="32.1" table:style-name="ce2">
            <text:p>32,1</text:p>
          </table:table-cell>
          <table:table-cell office:value-type="float" office:value="32.4" table:style-name="ce2">
            <text:p>32,4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6.1" table:style-name="ce2">
            <text:p>36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6.5" table:style-name="ce2">
            <text:p>36,5</text:p>
          </table:table-cell>
          <table:table-cell office:value-type="float" office:value="31.9" table:style-name="ce2">
            <text:p>31,9</text:p>
          </table:table-cell>
          <table:table-cell office:value-type="float" office:value="32" table:style-name="ce2">
            <text:p>32,0</text:p>
          </table:table-cell>
          <table:table-cell office:value-type="float" office:value="28.4" table:style-name="ce2">
            <text:p>28,4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2">
            <text:p>26,4</text:p>
          </table:table-cell>
          <table:table-cell office:value-type="float" office:value="27.7" table:style-name="ce2">
            <text:p>27,7</text:p>
          </table:table-cell>
          <table:table-cell office:value-type="float" office:value="24.1" table:style-name="ce2">
            <text:p>24,1</text:p>
          </table:table-cell>
          <table:table-cell office:value-type="float" office:value="25.9" table:style-name="ce2">
            <text:p>25,9</text:p>
          </table:table-cell>
          <table:table-cell office:value-type="float" office:value="25.6" table:style-name="ce2">
            <text:p>25,6</text:p>
          </table:table-cell>
          <table:table-cell office:value-type="float" office:value="22.7" table:style-name="ce2">
            <text:p>22,7</text:p>
          </table:table-cell>
          <table:table-cell office:value-type="float" office:value="21.7" table:style-name="ce2">
            <text:p>21,7</text:p>
          </table:table-cell>
          <table:table-cell office:value-type="float" office:value="28.9" table:style-name="ce2">
            <text:p>28,9</text:p>
          </table:table-cell>
          <table:table-cell office:value-type="float" office:value="27.8" table:style-name="ce2">
            <text:p>2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6" table:style-name="ce2">
            <text:p>33,6</text:p>
          </table:table-cell>
          <table:table-cell office:value-type="float" office:value="34.6" table:style-name="ce2">
            <text:p>34,6</text:p>
          </table:table-cell>
          <table:table-cell office:value-type="float" office:value="35.6" table:style-name="ce2">
            <text:p>35,6</text:p>
          </table:table-cell>
          <table:table-cell office:value-type="float" office:value="32.9" table:style-name="ce2">
            <text:p>32,9</text:p>
          </table:table-cell>
          <table:table-cell office:value-type="float" office:value="34.9" table:style-name="ce2">
            <text:p>34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4" table:style-name="ce2">
            <text:p>35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6" table:style-name="ce2">
            <text:p>33,6</text:p>
          </table:table-cell>
          <table:table-cell office:value-type="float" office:value="31.3" table:style-name="ce2">
            <text:p>31,3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8" table:style-name="ce2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6.8" table:style-name="ce2">
            <text:p>26,8</text:p>
          </table:table-cell>
          <table:table-cell office:value-type="float" office:value="24" table:style-name="ce2">
            <text:p>24,0</text:p>
          </table:table-cell>
          <table:table-cell office:value-type="float" office:value="23.3" table:style-name="ce2">
            <text:p>23,3</text:p>
          </table:table-cell>
          <table:table-cell office:value-type="float" office:value="22.3" table:style-name="ce2">
            <text:p>22,3</text:p>
          </table:table-cell>
          <table:table-cell office:value-type="float" office:value="21.4" table:style-name="ce2">
            <text:p>21,4</text:p>
          </table:table-cell>
          <table:table-cell office:value-type="float" office:value="27.2" table:style-name="ce2">
            <text:p>27,2</text:p>
          </table:table-cell>
          <table:table-cell office:value-type="float" office:value="27.2" table:style-name="ce2">
            <text:p>27,2</text:p>
          </table:table-cell>
          <table:table-cell office:value-type="float" office:value="29.8" table:style-name="ce2">
            <text:p>29,8</text:p>
          </table:table-cell>
          <table:table-cell office:value-type="float" office:value="33.6" table:style-name="ce2">
            <text:p>33,6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3.1" table:style-name="ce2">
            <text:p>33,1</text:p>
          </table:table-cell>
          <table:table-cell office:value-type="float" office:value="33" table:style-name="ce2">
            <text:p>33,0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5" table:style-name="ce2">
            <text:p>35,5</text:p>
          </table:table-cell>
          <table:table-cell office:value-type="float" office:value="35.1" table:style-name="ce2">
            <text:p>35,1</text:p>
          </table:table-cell>
          <table:table-cell office:value-type="float" office:value="31.6" table:style-name="ce2">
            <text:p>31,6</text:p>
          </table:table-cell>
          <table:table-cell office:value-type="float" office:value="32" table:style-name="ce2">
            <text:p>32,0</text:p>
          </table:table-cell>
          <table:table-cell office:value-type="float" office:value="30.5" table:style-name="ce2">
            <text:p>30,5</text:p>
          </table:table-cell>
          <table:table-cell office:value-type="float" office:value="26.9" table:style-name="ce2">
            <text:p>26,9</text:p>
          </table:table-cell>
          <table:table-cell office:value-type="float" office:value="27.5" table:style-name="ce2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2">
            <text:p>26,6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2.6" table:style-name="ce2">
            <text:p>22,6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30.6" table:style-name="ce2">
            <text:p>30,6</text:p>
          </table:table-cell>
          <table:table-cell office:value-type="float" office:value="30" table:style-name="ce2">
            <text:p>30,0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3.5" table:style-name="ce2">
            <text:p>33,5</text:p>
          </table:table-cell>
          <table:table-cell office:value-type="float" office:value="33.5" table:style-name="ce2">
            <text:p>33,5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7.5" table:style-name="ce2">
            <text:p>37,5</text:p>
          </table:table-cell>
          <table:table-cell office:value-type="float" office:value="37.1" table:style-name="ce2">
            <text:p>37,1</text:p>
          </table:table-cell>
          <table:table-cell office:value-type="float" office:value="35.4" table:style-name="ce2">
            <text:p>35,4</text:p>
          </table:table-cell>
          <table:table-cell office:value-type="float" office:value="36.4" table:style-name="ce2">
            <text:p>36,4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office:value-type="float" office:value="28.7" table:style-name="ce2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2">
            <text:p>24,9</text:p>
          </table:table-cell>
          <table:table-cell office:value-type="float" office:value="27.5" table:style-name="ce2">
            <text:p>27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4.7" table:style-name="ce2">
            <text:p>24,7</text:p>
          </table:table-cell>
          <table:table-cell office:value-type="float" office:value="23.1" table:style-name="ce2">
            <text:p>23,1</text:p>
          </table:table-cell>
          <table:table-cell office:value-type="float" office:value="20.2" table:style-name="ce2">
            <text:p>20,2</text:p>
          </table:table-cell>
          <table:table-cell office:value-type="float" office:value="28.6" table:style-name="ce2">
            <text:p>28,6</text:p>
          </table:table-cell>
          <table:table-cell office:value-type="float" office:value="27.9" table:style-name="ce2">
            <text:p>27,9</text:p>
          </table:table-cell>
          <table:table-cell office:value-type="float" office:value="33" table:style-name="ce2">
            <text:p>33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1" table:style-name="ce2">
            <text:p>31,0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9" table:style-name="ce2">
            <text:p>35,9</text:p>
          </table:table-cell>
          <table:table-cell office:value-type="float" office:value="34.6" table:style-name="ce2">
            <text:p>34,6</text:p>
          </table:table-cell>
          <table:table-cell office:value-type="float" office:value="35.5" table:style-name="ce2">
            <text:p>35,5</text:p>
          </table:table-cell>
          <table:table-cell office:value-type="float" office:value="37.1" table:style-name="ce2">
            <text:p>37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7.4" table:style-name="ce2">
            <text:p>37,4</text:p>
          </table:table-cell>
          <table:table-cell office:value-type="float" office:value="34.6" table:style-name="ce2">
            <text:p>34,6</text:p>
          </table:table-cell>
          <table:table-cell office:value-type="float" office:value="31.8" table:style-name="ce2">
            <text:p>31,8</text:p>
          </table:table-cell>
          <table:table-cell office:value-type="float" office:value="28.1" table:style-name="ce2">
            <text:p>28,1</text:p>
          </table:table-cell>
          <table:table-cell office:value-type="float" office:value="28.5" table:style-name="ce2">
            <text:p>28,5</text:p>
          </table:table-cell>
          <table:table-cell office:value-type="float" office:value="25.3" table:style-name="ce2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2">
            <text:p>25,2</text:p>
          </table:table-cell>
          <table:table-cell office:value-type="float" office:value="25.1" table:style-name="ce2">
            <text:p>25,1</text:p>
          </table:table-cell>
          <table:table-cell office:value-type="float" office:value="27" table:style-name="ce2">
            <text:p>27,0</text:p>
          </table:table-cell>
          <table:table-cell office:value-type="float" office:value="26.8" table:style-name="ce2">
            <text:p>26,8</text:p>
          </table:table-cell>
          <table:table-cell office:value-type="float" office:value="25.3" table:style-name="ce2">
            <text:p>25,3</text:p>
          </table:table-cell>
          <table:table-cell office:value-type="float" office:value="25" table:style-name="ce2">
            <text:p>25,0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30.4" table:style-name="ce2">
            <text:p>30,4</text:p>
          </table:table-cell>
          <table:table-cell office:value-type="float" office:value="32.5" table:style-name="ce2">
            <text:p>32,5</text:p>
          </table:table-cell>
          <table:table-cell office:value-type="float" office:value="30.9" table:style-name="ce2">
            <text:p>30,9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5.5" table:style-name="ce2">
            <text:p>35,5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3.6" table:style-name="ce2">
            <text:p>33,6</text:p>
          </table:table-cell>
          <table:table-cell office:value-type="float" office:value="30" table:style-name="ce2">
            <text:p>30,0</text:p>
          </table:table-cell>
          <table:table-cell office:value-type="float" office:value="30.3" table:style-name="ce2">
            <text:p>30,3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2">
            <text:p>26,5</text:p>
          </table:table-cell>
          <table:table-cell office:value-type="float" office:value="25.1" table:style-name="ce2">
            <text:p>25,1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3.2" table:style-name="ce2">
            <text:p>23,2</text:p>
          </table:table-cell>
          <table:table-cell office:value-type="float" office:value="22.1" table:style-name="ce2">
            <text:p>22,1</text:p>
          </table:table-cell>
          <table:table-cell office:value-type="float" office:value="22.5" table:style-name="ce2">
            <text:p>22,5</text:p>
          </table:table-cell>
          <table:table-cell office:value-type="float" office:value="27.7" table:style-name="ce2">
            <text:p>27,7</text:p>
          </table:table-cell>
          <table:table-cell office:value-type="float" office:value="29.6" table:style-name="ce2">
            <text:p>29,6</text:p>
          </table:table-cell>
          <table:table-cell office:value-type="float" office:value="29.8" table:style-name="ce2">
            <text:p>29,8</text:p>
          </table:table-cell>
          <table:table-cell office:value-type="float" office:value="30.5" table:style-name="ce2">
            <text:p>30,5</text:p>
          </table:table-cell>
          <table:table-cell office:value-type="float" office:value="31.2" table:style-name="ce2">
            <text:p>31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.5" table:style-name="ce2">
            <text:p>36,5</text:p>
          </table:table-cell>
          <table:table-cell office:value-type="float" office:value="35.1" table:style-name="ce2">
            <text:p>35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1" table:style-name="ce2">
            <text:p>34,1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2">
            <text:p>26,2</text:p>
          </table:table-cell>
          <table:table-cell office:value-type="float" office:value="27.9" table:style-name="ce2">
            <text:p>27,9</text:p>
          </table:table-cell>
          <table:table-cell office:value-type="float" office:value="26.6" table:style-name="ce2">
            <text:p>26,6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5" table:style-name="ce2">
            <text:p>25,0</text:p>
          </table:table-cell>
          <table:table-cell office:value-type="float" office:value="22.1" table:style-name="ce2">
            <text:p>22,1</text:p>
          </table:table-cell>
          <table:table-cell office:value-type="float" office:value="27" table:style-name="ce2">
            <text:p>27,0</text:p>
          </table:table-cell>
          <table:table-cell office:value-type="float" office:value="30.5" table:style-name="ce2">
            <text:p>30,5</text:p>
          </table:table-cell>
          <table:table-cell office:value-type="float" office:value="31.3" table:style-name="ce2">
            <text:p>31,3</text:p>
          </table:table-cell>
          <table:table-cell office:value-type="float" office:value="31.6" table:style-name="ce2">
            <text:p>31,6</text:p>
          </table:table-cell>
          <table:table-cell office:value-type="float" office:value="34.1" table:style-name="ce2">
            <text:p>34,1</text:p>
          </table:table-cell>
          <table:table-cell office:value-type="float" office:value="33.1" table:style-name="ce2">
            <text:p>33,1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6.9" table:style-name="ce2">
            <text:p>36,9</text:p>
          </table:table-cell>
          <table:table-cell office:value-type="float" office:value="36" table:style-name="ce2">
            <text:p>36,0</text:p>
          </table:table-cell>
          <table:table-cell office:value-type="float" office:value="38" table:style-name="ce2">
            <text:p>38,0</text:p>
          </table:table-cell>
          <table:table-cell office:value-type="float" office:value="31.1" table:style-name="ce2">
            <text:p>31,1</text:p>
          </table:table-cell>
          <table:table-cell office:value-type="float" office:value="29.1" table:style-name="ce2">
            <text:p>29,1</text:p>
          </table:table-cell>
          <table:table-cell office:value-type="float" office:value="27.5" table:style-name="ce2">
            <text:p>27,5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2">
            <text:p>27,8</text:p>
          </table:table-cell>
          <table:table-cell office:value-type="float" office:value="25.7" table:style-name="ce2">
            <text:p>25,7</text:p>
          </table:table-cell>
          <table:table-cell office:value-type="float" office:value="26.1" table:style-name="ce2">
            <text:p>26,1</text:p>
          </table:table-cell>
          <table:table-cell office:value-type="float" office:value="27.1" table:style-name="ce2">
            <text:p>27,1</text:p>
          </table:table-cell>
          <table:table-cell office:value-type="float" office:value="25.8" table:style-name="ce2">
            <text:p>25,8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7.3" table:style-name="ce2">
            <text:p>27,3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30.7" table:style-name="ce2">
            <text:p>30,7</text:p>
          </table:table-cell>
          <table:table-cell office:value-type="float" office:value="31.5" table:style-name="ce2">
            <text:p>31,5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5.9" table:style-name="ce2">
            <text:p>35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2.4" table:style-name="ce2">
            <text:p>32,4</text:p>
          </table:table-cell>
          <table:table-cell office:value-type="float" office:value="28.3" table:style-name="ce2">
            <text:p>28,3</text:p>
          </table:table-cell>
          <table:table-cell office:value-type="float" office:value="28.2" table:style-name="ce2">
            <text:p>28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2">
            <text:p>24,4</text:p>
          </table:table-cell>
          <table:table-cell office:value-type="float" office:value="25.7" table:style-name="ce2">
            <text:p>25,7</text:p>
          </table:table-cell>
          <table:table-cell office:value-type="float" office:value="24.9" table:style-name="ce2">
            <text:p>24,9</text:p>
          </table:table-cell>
          <table:table-cell office:value-type="float" office:value="26.9" table:style-name="ce2">
            <text:p>26,9</text:p>
          </table:table-cell>
          <table:table-cell office:value-type="float" office:value="23.9" table:style-name="ce2">
            <text:p>23,9</text:p>
          </table:table-cell>
          <table:table-cell office:value-type="float" office:value="23.4" table:style-name="ce2">
            <text:p>23,4</text:p>
          </table:table-cell>
          <table:table-cell office:value-type="float" office:value="20.2" table:style-name="ce2">
            <text:p>20,2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9.6" table:style-name="ce2">
            <text:p>29,6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9" table:style-name="ce2">
            <text:p>31,9</text:p>
          </table:table-cell>
          <table:table-cell office:value-type="float" office:value="35.1" table:style-name="ce2">
            <text:p>35,1</text:p>
          </table:table-cell>
          <table:table-cell office:value-type="float" office:value="32.1" table:style-name="ce2">
            <text:p>32,1</text:p>
          </table:table-cell>
          <table:table-cell office:value-type="float" office:value="36.6" table:style-name="ce2">
            <text:p>36,6</text:p>
          </table:table-cell>
          <table:table-cell office:value-type="float" office:value="36.4" table:style-name="ce2">
            <text:p>36,4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1.5" table:style-name="ce2">
            <text:p>31,5</text:p>
          </table:table-cell>
          <table:table-cell office:value-type="float" office:value="31.8" table:style-name="ce2">
            <text:p>31,8</text:p>
          </table:table-cell>
          <table:table-cell office:value-type="float" office:value="30.8" table:style-name="ce2">
            <text:p>30,8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2">
            <text:p>24,1</text:p>
          </table:table-cell>
          <table:table-cell office:value-type="float" office:value="24.4" table:style-name="ce2">
            <text:p>24,4</text:p>
          </table:table-cell>
          <table:table-cell office:value-type="float" office:value="24.8" table:style-name="ce2">
            <text:p>24,8</text:p>
          </table:table-cell>
          <table:table-cell office:value-type="float" office:value="24.8" table:style-name="ce2">
            <text:p>24,8</text:p>
          </table:table-cell>
          <table:table-cell office:value-type="float" office:value="23.2" table:style-name="ce2">
            <text:p>23,2</text:p>
          </table:table-cell>
          <table:table-cell office:value-type="float" office:value="25" table:style-name="ce2">
            <text:p>25,0</text:p>
          </table:table-cell>
          <table:table-cell office:value-type="float" office:value="22.3" table:style-name="ce2">
            <text:p>22,3</text:p>
          </table:table-cell>
          <table:table-cell office:value-type="float" office:value="28.1" table:style-name="ce2">
            <text:p>28,1</text:p>
          </table:table-cell>
          <table:table-cell office:value-type="float" office:value="29.6" table:style-name="ce2">
            <text:p>29,6</text:p>
          </table:table-cell>
          <table:table-cell office:value-type="float" office:value="30.2" table:style-name="ce2">
            <text:p>30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5" table:style-name="ce2">
            <text:p>31,5</text:p>
          </table:table-cell>
          <table:table-cell office:value-type="float" office:value="35.4" table:style-name="ce2">
            <text:p>35,4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5" table:style-name="ce2">
            <text:p>34,5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1.6" table:style-name="ce2">
            <text:p>31,6</text:p>
          </table:table-cell>
          <table:table-cell office:value-type="float" office:value="28.4" table:style-name="ce2">
            <text:p>28,4</text:p>
          </table:table-cell>
          <table:table-cell office:value-type="float" office:value="27.6" table:style-name="ce2">
            <text:p>27,6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2">
            <text:p>26,3</text:p>
          </table:table-cell>
          <table:table-cell office:value-type="float" office:value="24.3" table:style-name="ce2">
            <text:p>24,3</text:p>
          </table:table-cell>
          <table:table-cell office:value-type="float" office:value="24" table:style-name="ce2">
            <text:p>24,0</text:p>
          </table:table-cell>
          <table:table-cell office:value-type="float" office:value="27.8" table:style-name="ce2">
            <text:p>27,8</text:p>
          </table:table-cell>
          <table:table-cell office:value-type="float" office:value="23.9" table:style-name="ce2">
            <text:p>23,9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26.1" table:style-name="ce2">
            <text:p>26,1</text:p>
          </table:table-cell>
          <table:table-cell office:value-type="float" office:value="30.7" table:style-name="ce2">
            <text:p>30,7</text:p>
          </table:table-cell>
          <table:table-cell office:value-type="float" office:value="29.6" table:style-name="ce2">
            <text:p>29,6</text:p>
          </table:table-cell>
          <table:table-cell office:value-type="float" office:value="32.1" table:style-name="ce2">
            <text:p>32,1</text:p>
          </table:table-cell>
          <table:table-cell office:value-type="float" office:value="31.5" table:style-name="ce2">
            <text:p>31,5</text:p>
          </table:table-cell>
          <table:table-cell office:value-type="float" office:value="35.1" table:style-name="ce2">
            <text:p>35,1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8" table:style-name="ce2">
            <text:p>38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" table:style-name="ce2">
            <text:p>34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1.4" table:style-name="ce2">
            <text:p>31,4</text:p>
          </table:table-cell>
          <table:table-cell office:value-type="float" office:value="33" table:style-name="ce2">
            <text:p>33,0</text:p>
          </table:table-cell>
          <table:table-cell office:value-type="float" office:value="27.4" table:style-name="ce2">
            <text:p>27,4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2">
            <text:p>26,4</text:p>
          </table:table-cell>
          <table:table-cell office:value-type="float" office:value="26.2" table:style-name="ce2">
            <text:p>26,2</text:p>
          </table:table-cell>
          <table:table-cell office:value-type="float" office:value="27.8" table:style-name="ce2">
            <text:p>27,8</text:p>
          </table:table-cell>
          <table:table-cell office:value-type="float" office:value="24.7" table:style-name="ce2">
            <text:p>24,7</text:p>
          </table:table-cell>
          <table:table-cell office:value-type="float" office:value="24.4" table:style-name="ce2">
            <text:p>24,4</text:p>
          </table:table-cell>
          <table:table-cell office:value-type="float" office:value="24" table:style-name="ce2">
            <text:p>24,0</text:p>
          </table:table-cell>
          <table:table-cell office:value-type="float" office:value="21.7" table:style-name="ce2">
            <text:p>21,7</text:p>
          </table:table-cell>
          <table:table-cell office:value-type="float" office:value="25.3" table:style-name="ce2">
            <text:p>25,3</text:p>
          </table:table-cell>
          <table:table-cell office:value-type="float" office:value="28.5" table:style-name="ce2">
            <text:p>28,5</text:p>
          </table:table-cell>
          <table:table-cell office:value-type="float" office:value="29.5" table:style-name="ce2">
            <text:p>29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1" table:style-name="ce2">
            <text:p>33,1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5.5" table:style-name="ce2">
            <text:p>35,5</text:p>
          </table:table-cell>
          <table:table-cell office:value-type="float" office:value="38" table:style-name="ce2">
            <text:p>38,0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4.9" table:style-name="ce2">
            <text:p>34,9</text:p>
          </table:table-cell>
          <table:table-cell office:value-type="float" office:value="32.4" table:style-name="ce2">
            <text:p>32,4</text:p>
          </table:table-cell>
          <table:table-cell office:value-type="float" office:value="30.8" table:style-name="ce2">
            <text:p>30,8</text:p>
          </table:table-cell>
          <table:table-cell office:value-type="float" office:value="30.3" table:style-name="ce2">
            <text:p>30,3</text:p>
          </table:table-cell>
          <table:table-cell office:value-type="float" office:value="25" table:style-name="ce2">
            <text:p>25,0</text:p>
          </table:table-cell>
          <table:table-cell office:value-type="float" office:value="25.9" table:style-name="ce2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2">
            <text:p>24,9</text:p>
          </table:table-cell>
          <table:table-cell office:value-type="float" office:value="25" table:style-name="ce2">
            <text:p>25,0</text:p>
          </table:table-cell>
          <table:table-cell office:value-type="float" office:value="24.2" table:style-name="ce2">
            <text:p>24,2</text:p>
          </table:table-cell>
          <table:table-cell office:value-type="float" office:value="24" table:style-name="ce2">
            <text:p>24,0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0.2" table:style-name="ce2">
            <text:p>20,2</text:p>
          </table:table-cell>
          <table:table-cell office:value-type="float" office:value="28.2" table:style-name="ce2">
            <text:p>28,2</text:p>
          </table:table-cell>
          <table:table-cell office:value-type="float" office:value="31" table:style-name="ce2">
            <text:p>31,0</text:p>
          </table:table-cell>
          <table:table-cell office:value-type="float" office:value="30.3" table:style-name="ce2">
            <text:p>30,3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4.6" table:style-name="ce2">
            <text:p>34,6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9" table:style-name="ce2">
            <text:p>35,9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8" table:style-name="ce2">
            <text:p>38,0</text:p>
          </table:table-cell>
          <table:table-cell office:value-type="float" office:value="32.1" table:style-name="ce2">
            <text:p>32,1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28.3" table:style-name="ce2">
            <text:p>28,3</text:p>
          </table:table-cell>
          <table:table-cell office:value-type="float" office:value="26.1" table:style-name="ce2">
            <text:p>26,1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2">
            <text:p>27,4</text:p>
          </table:table-cell>
          <table:table-cell office:value-type="float" office:value="25.8" table:style-name="ce2">
            <text:p>25,8</text:p>
          </table:table-cell>
          <table:table-cell office:value-type="float" office:value="25.1" table:style-name="ce2">
            <text:p>25,1</text:p>
          </table:table-cell>
          <table:table-cell office:value-type="float" office:value="24.5" table:style-name="ce2">
            <text:p>24,5</text:p>
          </table:table-cell>
          <table:table-cell office:value-type="float" office:value="23.8" table:style-name="ce2">
            <text:p>23,8</text:p>
          </table:table-cell>
          <table:table-cell office:value-type="float" office:value="24.5" table:style-name="ce2">
            <text:p>24,5</text:p>
          </table:table-cell>
          <table:table-cell office:value-type="float" office:value="23" table:style-name="ce2">
            <text:p>23,0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3" table:style-name="ce2">
            <text:p>29,3</text:p>
          </table:table-cell>
          <table:table-cell office:value-type="float" office:value="30.8" table:style-name="ce2">
            <text:p>30,8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6" table:style-name="ce2">
            <text:p>35,6</text:p>
          </table:table-cell>
          <table:table-cell office:value-type="float" office:value="33.4" table:style-name="ce2">
            <text:p>33,4</text:p>
          </table:table-cell>
          <table:table-cell office:value-type="float" office:value="36.6" table:style-name="ce2">
            <text:p>36,6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6.1" table:style-name="ce2">
            <text:p>36,1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1" table:style-name="ce2">
            <text:p>31,0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28.8" table:style-name="ce2">
            <text:p>28,8</text:p>
          </table:table-cell>
          <table:table-cell office:value-type="float" office:value="29" table:style-name="ce2">
            <text:p>29,0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2">
            <text:p>26,6</text:p>
          </table:table-cell>
          <table:table-cell office:value-type="float" office:value="25.4" table:style-name="ce2">
            <text:p>25,4</text:p>
          </table:table-cell>
          <table:table-cell office:value-type="float" office:value="26.4" table:style-name="ce2">
            <text:p>26,4</text:p>
          </table:table-cell>
          <table:table-cell office:value-type="float" office:value="24.6" table:style-name="ce2">
            <text:p>24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1.8" table:style-name="ce2">
            <text:p>21,8</text:p>
          </table:table-cell>
          <table:table-cell office:value-type="float" office:value="26" table:style-name="ce2">
            <text:p>26,0</text:p>
          </table:table-cell>
          <table:table-cell office:value-type="float" office:value="29.3" table:style-name="ce2">
            <text:p>29,3</text:p>
          </table:table-cell>
          <table:table-cell office:value-type="float" office:value="31.9" table:style-name="ce2">
            <text:p>31,9</text:p>
          </table:table-cell>
          <table:table-cell office:value-type="float" office:value="34" table:style-name="ce2">
            <text:p>34,0</text:p>
          </table:table-cell>
          <table:table-cell office:value-type="float" office:value="31.6" table:style-name="ce2">
            <text:p>31,6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5.1" table:style-name="ce2">
            <text:p>35,1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4.4" table:style-name="ce2">
            <text:p>34,4</text:p>
          </table:table-cell>
          <table:table-cell office:value-type="float" office:value="35.4" table:style-name="ce2">
            <text:p>35,4</text:p>
          </table:table-cell>
          <table:table-cell office:value-type="float" office:value="35.9" table:style-name="ce2">
            <text:p>35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29.4" table:style-name="ce2">
            <text:p>29,4</text:p>
          </table:table-cell>
          <table:table-cell office:value-type="float" office:value="30.1" table:style-name="ce2">
            <text:p>30,1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2">
            <text:p>27,9</text:p>
          </table:table-cell>
          <table:table-cell office:value-type="float" office:value="25.6" table:style-name="ce2">
            <text:p>25,6</text:p>
          </table:table-cell>
          <table:table-cell office:value-type="float" office:value="26.5" table:style-name="ce2">
            <text:p>26,5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5.2" table:style-name="ce2">
            <text:p>25,2</text:p>
          </table:table-cell>
          <table:table-cell office:value-type="float" office:value="23" table:style-name="ce2">
            <text:p>23,0</text:p>
          </table:table-cell>
          <table:table-cell office:value-type="float" office:value="25.2" table:style-name="ce2">
            <text:p>25,2</text:p>
          </table:table-cell>
          <table:table-cell office:value-type="float" office:value="28.1" table:style-name="ce2">
            <text:p>28,1</text:p>
          </table:table-cell>
          <table:table-cell office:value-type="float" office:value="29.7" table:style-name="ce2">
            <text:p>29,7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1.2" table:style-name="ce2">
            <text:p>31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5" table:style-name="ce2">
            <text:p>32,5</text:p>
          </table:table-cell>
          <table:table-cell office:value-type="float" office:value="33" table:style-name="ce2">
            <text:p>33,0</text:p>
          </table:table-cell>
          <table:table-cell office:value-type="float" office:value="36.9" table:style-name="ce2">
            <text:p>36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1" table:style-name="ce2">
            <text:p>30,1</text:p>
          </table:table-cell>
          <table:table-cell office:value-type="float" office:value="30.2" table:style-name="ce2">
            <text:p>30,2</text:p>
          </table:table-cell>
          <table:table-cell office:value-type="float" office:value="25.6" table:style-name="ce2">
            <text:p>25,6</text:p>
          </table:table-cell>
          <table:table-cell office:value-type="float" office:value="26.4" table:style-name="ce2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2">
            <text:p>24,4</text:p>
          </table:table-cell>
          <table:table-cell office:value-type="float" office:value="27.5" table:style-name="ce2">
            <text:p>27,5</text:p>
          </table:table-cell>
          <table:table-cell office:value-type="float" office:value="26.2" table:style-name="ce2">
            <text:p>26,2</text:p>
          </table:table-cell>
          <table:table-cell office:value-type="float" office:value="26.5" table:style-name="ce2">
            <text:p>26,5</text:p>
          </table:table-cell>
          <table:table-cell office:value-type="float" office:value="22.5" table:style-name="ce2">
            <text:p>22,5</text:p>
          </table:table-cell>
          <table:table-cell office:value-type="float" office:value="25.2" table:style-name="ce2">
            <text:p>25,2</text:p>
          </table:table-cell>
          <table:table-cell office:value-type="float" office:value="20.9" table:style-name="ce2">
            <text:p>20,9</text:p>
          </table:table-cell>
          <table:table-cell office:value-type="float" office:value="27" table:style-name="ce2">
            <text:p>27,0</text:p>
          </table:table-cell>
          <table:table-cell office:value-type="float" office:value="30.9" table:style-name="ce2">
            <text:p>30,9</text:p>
          </table:table-cell>
          <table:table-cell office:value-type="float" office:value="29.3" table:style-name="ce2">
            <text:p>29,3</text:p>
          </table:table-cell>
          <table:table-cell office:value-type="float" office:value="31.2" table:style-name="ce2">
            <text:p>31,2</text:p>
          </table:table-cell>
          <table:table-cell office:value-type="float" office:value="34.9" table:style-name="ce2">
            <text:p>34,9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5.1" table:style-name="ce2">
            <text:p>35,1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4" table:style-name="ce2">
            <text:p>34,4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1.5" table:style-name="ce2">
            <text:p>31,5</text:p>
          </table:table-cell>
          <table:table-cell office:value-type="float" office:value="30.5" table:style-name="ce2">
            <text:p>30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7.8" table:style-name="ce2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2">
            <text:p>26,5</text:p>
          </table:table-cell>
          <table:table-cell office:value-type="float" office:value="26.1" table:style-name="ce2">
            <text:p>26,1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3.4" table:style-name="ce2">
            <text:p>23,4</text:p>
          </table:table-cell>
          <table:table-cell office:value-type="float" office:value="23.2" table:style-name="ce2">
            <text:p>23,2</text:p>
          </table:table-cell>
          <table:table-cell office:value-type="float" office:value="21.8" table:style-name="ce2">
            <text:p>21,8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7" table:style-name="ce2">
            <text:p>29,7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3" table:style-name="ce2">
            <text:p>33,0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4.6" table:style-name="ce2">
            <text:p>34,6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7.5" table:style-name="ce2">
            <text:p>37,5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1.2" table:style-name="ce2">
            <text:p>31,2</text:p>
          </table:table-cell>
          <table:table-cell office:value-type="float" office:value="32.9" table:style-name="ce2">
            <text:p>32,9</text:p>
          </table:table-cell>
          <table:table-cell office:value-type="float" office:value="30" table:style-name="ce2">
            <text:p>30,0</text:p>
          </table:table-cell>
          <table:table-cell office:value-type="float" office:value="27" table:style-name="ce2">
            <text:p>27,0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2">
            <text:p>24,1</text:p>
          </table:table-cell>
          <table:table-cell office:value-type="float" office:value="27.1" table:style-name="ce2">
            <text:p>27,1</text:p>
          </table:table-cell>
          <table:table-cell office:value-type="float" office:value="25.7" table:style-name="ce2">
            <text:p>25,7</text:p>
          </table:table-cell>
          <table:table-cell office:value-type="float" office:value="24.2" table:style-name="ce2">
            <text:p>24,2</text:p>
          </table:table-cell>
          <table:table-cell office:value-type="float" office:value="23.4" table:style-name="ce2">
            <text:p>23,4</text:p>
          </table:table-cell>
          <table:table-cell office:value-type="float" office:value="22.3" table:style-name="ce2">
            <text:p>22,3</text:p>
          </table:table-cell>
          <table:table-cell office:value-type="float" office:value="23.7" table:style-name="ce2">
            <text:p>23,7</text:p>
          </table:table-cell>
          <table:table-cell office:value-type="float" office:value="28.7" table:style-name="ce2">
            <text:p>28,7</text:p>
          </table:table-cell>
          <table:table-cell office:value-type="float" office:value="28.9" table:style-name="ce2">
            <text:p>28,9</text:p>
          </table:table-cell>
          <table:table-cell office:value-type="float" office:value="31.5" table:style-name="ce2">
            <text:p>31,5</text:p>
          </table:table-cell>
          <table:table-cell office:value-type="float" office:value="31.3" table:style-name="ce2">
            <text:p>31,3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4" table:style-name="ce2">
            <text:p>33,4</text:p>
          </table:table-cell>
          <table:table-cell office:value-type="float" office:value="34.4" table:style-name="ce2">
            <text:p>34,4</text:p>
          </table:table-cell>
          <table:table-cell office:value-type="float" office:value="35.5" table:style-name="ce2">
            <text:p>35,5</text:p>
          </table:table-cell>
          <table:table-cell office:value-type="float" office:value="37" table:style-name="ce2">
            <text:p>37,0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7.4" table:style-name="ce2">
            <text:p>37,4</text:p>
          </table:table-cell>
          <table:table-cell office:value-type="float" office:value="33" table:style-name="ce2">
            <text:p>33,0</text:p>
          </table:table-cell>
          <table:table-cell office:value-type="float" office:value="32" table:style-name="ce2">
            <text:p>32,0</text:p>
          </table:table-cell>
          <table:table-cell office:value-type="float" office:value="29.8" table:style-name="ce2">
            <text:p>29,8</text:p>
          </table:table-cell>
          <table:table-cell office:value-type="float" office:value="27.3" table:style-name="ce2">
            <text:p>27,3</text:p>
          </table:table-cell>
          <table:table-cell office:value-type="float" office:value="25.2" table:style-name="ce2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Admin</dc:creator>
    <meta:creation-date>2020-08-06T11:48:12Z</meta:creation-date>
    <dc:date>2021-01-23T15:42:24Z</dc:date>
  </office:meta>
</office:document-meta>
</file>